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678cm"/>
    </style:style>
    <style:style style:name="co14" style:family="table-column">
      <style:table-column-properties fo:break-before="auto" style:column-width="2.189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/>
        </table:table-row>
        <table:table-row table:style-name="ro1">
          <table:table-cell office:value-type="float" office:value="16876309">
            <text:p>16876309</text:p>
          </table:table-cell>
          <table:table-cell office:value-type="float" office:value="155174099">
            <text:p>155174099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2012-10-09</text:p>
          </table:table-cell>
          <table:table-cell office:value-type="float" office:value="70723484221">
            <text:p>707234842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8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100">
            <text:p>531100</text:p>
          </table:table-cell>
          <table:table-cell office:value-type="float" office:value="149866481">
            <text:p>149866481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2012-10-28</text:p>
          </table:table-cell>
          <table:table-cell office:value-type="float" office:value="50697833950">
            <text:p>506978339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8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1828">
            <text:p>18881828</text:p>
          </table:table-cell>
          <table:table-cell office:value-type="float" office:value="174889070">
            <text:p>174889070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62146516650">
            <text:p>621465166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9.03.201313 : 33 : 59 : ASAT 9 U/L</text:p>
          </table:table-cell>
          <table:table-cell office:value-type="string">
            <text:p>ASAT 9 U/L</text:p>
          </table:table-cell>
          <table:table-cell/>
          <table:table-cell office:value-type="string">
            <text:p>ASAT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 100</text:p>
          </table:table-cell>
        </table:table-row>
        <table:table-row table:style-name="ro1">
          <table:table-cell office:value-type="float" office:value="758840">
            <text:p>758840</text:p>
          </table:table-cell>
          <table:table-cell office:value-type="float" office:value="82533679">
            <text:p>82533679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10550041093">
            <text:p>105500410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0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9344">
            <text:p>16839344</text:p>
          </table:table-cell>
          <table:table-cell office:value-type="float" office:value="169143673">
            <text:p>169143673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office:value-type="string">
            <text:p>2013-03-17</text:p>
          </table:table-cell>
          <table:table-cell office:value-type="float" office:value="673037783265">
            <text:p>6730377832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0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3654">
            <text:p>16523654</text:p>
          </table:table-cell>
          <table:table-cell office:value-type="float" office:value="155206262">
            <text:p>155206262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2012-12-03</text:p>
          </table:table-cell>
          <table:table-cell office:value-type="float" office:value="55545093286">
            <text:p>555450932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0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9050">
            <text:p>16739050</text:p>
          </table:table-cell>
          <table:table-cell office:value-type="float" office:value="180045602">
            <text:p>180045602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15</text:p>
          </table:table-cell>
          <table:table-cell office:value-type="float" office:value="15190721667">
            <text:p>151907216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4.5 mmol/L ) ALAT 5 ( &lt;41 U/L ) ASAT 10 ( &lt;40 U/L</text:p>
          </table:table-cell>
          <table:table-cell office:value-type="string">
            <text:p>ASAT 10 ( &lt;40 U/L</text:p>
          </table:table-cell>
          <table:table-cell office:value-type="string">
            <text:p><text:s/>) Bilirubiin 8 ( &lt;21 µmol/L ) C</text:p>
          </table:table-cell>
          <table:table-cell office:value-type="string">
            <text:p>AS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8199">
            <text:p>21138199</text:p>
          </table:table-cell>
          <table:table-cell office:value-type="float" office:value="208772428">
            <text:p>208772428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23191213859">
            <text:p>231912138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VS H 5,45;crea 78,8;Chol 6,55 ! ASAT 10,9</text:p>
          </table:table-cell>
          <table:table-cell office:value-type="string">
            <text:p>ASAT 10,9</text:p>
          </table:table-cell>
          <table:table-cell office:value-type="string">
            <text:p><text:s/>; ALAT 22,2 ;</text:p>
          </table:table-cell>
          <table:table-cell office:value-type="string">
            <text:p>ASAT</text:p>
          </table:table-cell>
          <table:table-cell table:style-name="ce1" office:value-type="float" office:value="10.9">
            <text:p>1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0196">
            <text:p>14760196</text:p>
          </table:table-cell>
          <table:table-cell office:value-type="float" office:value="212362534">
            <text:p>212362534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12924243283">
            <text:p>129242432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1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34205">
            <text:p>7634205</text:p>
          </table:table-cell>
          <table:table-cell office:value-type="float" office:value="85855601">
            <text:p>85855601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77602725688">
            <text:p>7760272568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4045">
            <text:p>16554045</text:p>
          </table:table-cell>
          <table:table-cell office:value-type="float" office:value="162520642">
            <text:p>162520642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2-01</text:p>
          </table:table-cell>
          <table:table-cell office:value-type="float" office:value="21677938398">
            <text:p>216779383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iokeemia : ALAT 7 ( &lt;33 U/L ) ; ASAT 11 ( &lt;32 U/L</text:p>
          </table:table-cell>
          <table:table-cell office:value-type="string">
            <text:p>ASAT 11 ( &lt;32 U/L</text:p>
          </table:table-cell>
          <table:table-cell office:value-type="string">
            <text:p><text:s/>) ; CRP 18 ( &lt;5 mg/L ) ; eGFR 2</text:p>
          </table:table-cell>
          <table:table-cell office:value-type="string">
            <text:p>AS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0302">
            <text:p>16360302</text:p>
          </table:table-cell>
          <table:table-cell office:value-type="float" office:value="200222006">
            <text:p>200222006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4</text:p>
          </table:table-cell>
          <table:table-cell office:value-type="float" office:value="673042594679">
            <text:p>6730425946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2 ( &lt;32 U/L</text:p>
          </table:table-cell>
          <table:table-cell office:value-type="string">
            <text:p><text:s/>) Bilirubiin 5 ( &lt;21 µmol/L ) C</text:p>
          </table:table-cell>
          <table:table-cell office:value-type="string">
            <text:p>AS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48280">
            <text:p>17748280</text:p>
          </table:table-cell>
          <table:table-cell office:value-type="float" office:value="178531375">
            <text:p>178531375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80668815747">
            <text:p>80668815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.05.201314 : 49 : ASAT 12 U/L</text:p>
          </table:table-cell>
          <table:table-cell office:value-type="string">
            <text:p>ASAT 12 U/L</text:p>
          </table:table-cell>
          <table:table-cell/>
          <table:table-cell office:value-type="string">
            <text:p>ASAT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724">
            <text:p>1910724</text:p>
          </table:table-cell>
          <table:table-cell office:value-type="float" office:value="99823257">
            <text:p>99823257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30148166920">
            <text:p>301481669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04.201214 : 44 : 04 : ASAT 12 U/L</text:p>
          </table:table-cell>
          <table:table-cell office:value-type="string">
            <text:p>ASAT 12 U/L</text:p>
          </table:table-cell>
          <table:table-cell/>
          <table:table-cell office:value-type="string">
            <text:p>ASAT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30256">
            <text:p>6930256</text:p>
          </table:table-cell>
          <table:table-cell office:value-type="float" office:value="124538608">
            <text:p>124538608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1-11-21</text:p>
          </table:table-cell>
          <table:table-cell office:value-type="float" office:value="86650066846">
            <text:p>866500668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18733">
            <text:p>8218733</text:p>
          </table:table-cell>
          <table:table-cell office:value-type="float" office:value="147413155">
            <text:p>147413155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04-04</text:p>
          </table:table-cell>
          <table:table-cell office:value-type="float" office:value="19204836796">
            <text:p>1920483679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2 ( &lt;27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8687">
            <text:p>17968687</text:p>
          </table:table-cell>
          <table:table-cell office:value-type="float" office:value="202862308">
            <text:p>202862308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0360853">
            <text:p>6730303608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2.10.2013 : ASAT 12.2</text:p>
          </table:table-cell>
          <table:table-cell office:value-type="string">
            <text:p>ASAT 12.2</text:p>
          </table:table-cell>
          <table:table-cell/>
          <table:table-cell office:value-type="string">
            <text:p>ASAT</text:p>
          </table:table-cell>
          <table:table-cell table:style-name="ce1" office:value-type="float" office:value="12.2">
            <text:p>1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1934">
            <text:p>23071934</text:p>
          </table:table-cell>
          <table:table-cell office:value-type="float" office:value="199037231">
            <text:p>199037231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1263959869">
            <text:p>61263959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15507">
            <text:p>22115507</text:p>
          </table:table-cell>
          <table:table-cell office:value-type="float" office:value="158133166">
            <text:p>158133166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81103467669">
            <text:p>811034676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04810">
            <text:p>4404810</text:p>
          </table:table-cell>
          <table:table-cell office:value-type="float" office:value="96031841">
            <text:p>96031841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1-11-23</text:p>
          </table:table-cell>
          <table:table-cell office:value-type="float" office:value="12163115916">
            <text:p>121631159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3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784">
            <text:p>666784</text:p>
          </table:table-cell>
          <table:table-cell office:value-type="float" office:value="79913741">
            <text:p>79913741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2011-11-08</text:p>
          </table:table-cell>
          <table:table-cell office:value-type="float" office:value="88016634882">
            <text:p>880166348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3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1615">
            <text:p>16591615</text:p>
          </table:table-cell>
          <table:table-cell office:value-type="float" office:value="167129264">
            <text:p>167129264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office:value-type="string">
            <text:p>2013-03-01</text:p>
          </table:table-cell>
          <table:table-cell office:value-type="float" office:value="10496665358">
            <text:p>104966653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70941">
            <text:p>6870941</text:p>
          </table:table-cell>
          <table:table-cell office:value-type="float" office:value="120819253">
            <text:p>120819253</text:p>
          </table:table-cell>
          <table:table-cell office:value-type="string">
            <text:p>2012-05-11</text:p>
          </table:table-cell>
          <table:table-cell office:value-type="string">
            <text:p>S</text:p>
          </table:table-cell>
          <table:table-cell office:value-type="string">
            <text:p>2012-05-03</text:p>
          </table:table-cell>
          <table:table-cell office:value-type="float" office:value="17695460907">
            <text:p>1769546090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3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66190">
            <text:p>13666190</text:p>
          </table:table-cell>
          <table:table-cell office:value-type="float" office:value="208995157">
            <text:p>208995157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25103628234">
            <text:p>251036282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89046">
            <text:p>12189046</text:p>
          </table:table-cell>
          <table:table-cell office:value-type="float" office:value="169451823">
            <text:p>169451823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12319367643">
            <text:p>123193676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44082">
            <text:p>23244082</text:p>
          </table:table-cell>
          <table:table-cell office:value-type="float" office:value="176161226">
            <text:p>176161226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72018490026">
            <text:p>72018490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.5 mmol/L ) ALAT 14 ( &lt;33 U/L ) ASAT 13 ( &lt;32 U/L</text:p>
          </table:table-cell>
          <table:table-cell office:value-type="string">
            <text:p>ASAT 13 ( &lt;32 U/L</text:p>
          </table:table-cell>
          <table:table-cell office:value-type="string">
            <text:p><text:s/>) Glükoos 4.9 ( mmol/L ) Kolest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1921">
            <text:p>16511921</text:p>
          </table:table-cell>
          <table:table-cell office:value-type="float" office:value="163337242">
            <text:p>163337242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2013-02-13</text:p>
          </table:table-cell>
          <table:table-cell office:value-type="float" office:value="673035145201">
            <text:p>6730351452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0684">
            <text:p>1860684</text:p>
          </table:table-cell>
          <table:table-cell office:value-type="float" office:value="129253529">
            <text:p>129253529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92525493659">
            <text:p>925254936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7.07.2012 ASAT 13</text:p>
          </table:table-cell>
          <table:table-cell office:value-type="string">
            <text:p>ASAT 13</text:p>
          </table:table-cell>
          <table:table-cell office:value-type="string">
            <text:p><text:s/>U/l &lt;=38</text:p>
          </table:table-cell>
          <table:table-cell office:value-type="string">
            <text:p>ASAT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0879">
            <text:p>16870879</text:p>
          </table:table-cell>
          <table:table-cell office:value-type="float" office:value="155173158">
            <text:p>155173158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2012-11-05</text:p>
          </table:table-cell>
          <table:table-cell office:value-type="float" office:value="34583484172">
            <text:p>345834841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3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93967">
            <text:p>7293967</text:p>
          </table:table-cell>
          <table:table-cell office:value-type="float" office:value="127134938">
            <text:p>127134938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82269020131">
            <text:p>822690201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10 ( &lt;33 U/L ) S , P-ASAT 13 ( &lt;32 U/L</text:p>
          </table:table-cell>
          <table:table-cell office:value-type="string">
            <text:p>S , P-ASAT 13 ( &lt;32 U/L</text:p>
          </table:table-cell>
          <table:table-cell office:value-type="string">
            <text:p><text:s/>) Kolesterool 5.6 ( 3.3 . 6.9 m</text:p>
          </table:table-cell>
          <table:table-cell office:value-type="string">
            <text:p>S , P-AS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4459">
            <text:p>22014459</text:p>
          </table:table-cell>
          <table:table-cell office:value-type="float" office:value="201680249">
            <text:p>201680249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51388842708">
            <text:p>513888427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96726">
            <text:p>12196726</text:p>
          </table:table-cell>
          <table:table-cell office:value-type="float" office:value="183785667">
            <text:p>183785667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44331443755">
            <text:p>443314437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6505">
            <text:p>14066505</text:p>
          </table:table-cell>
          <table:table-cell office:value-type="float" office:value="200603360">
            <text:p>20060336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75451984695">
            <text:p>754519846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0767">
            <text:p>2790767</text:p>
          </table:table-cell>
          <table:table-cell office:value-type="float" office:value="131759462">
            <text:p>131759462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30571589720">
            <text:p>305715897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06.201213 : 18 : ASAT 14 U/L</text:p>
          </table:table-cell>
          <table:table-cell office:value-type="string">
            <text:p>ASAT 14 U/L</text:p>
          </table:table-cell>
          <table:table-cell/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5521">
            <text:p>16295521</text:p>
          </table:table-cell>
          <table:table-cell office:value-type="float" office:value="195258904">
            <text:p>195258904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7-11</text:p>
          </table:table-cell>
          <table:table-cell office:value-type="float" office:value="25223238045">
            <text:p>252232380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9738">
            <text:p>16599738</text:p>
          </table:table-cell>
          <table:table-cell office:value-type="float" office:value="176016073">
            <text:p>176016073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82931238797">
            <text:p>829312387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3 U/L ) ALP 72 ( 35 . 105 U/L ) ASAT 14 ( &lt;32 U/L</text:p>
          </table:table-cell>
          <table:table-cell office:value-type="string">
            <text:p>ASAT 14 ( &lt;32 U/L</text:p>
          </table:table-cell>
          <table:table-cell office:value-type="string">
            <text:p><text:s/>) CRP 2 ( &lt;5 mg/L ) Fosfaat 0.9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3295">
            <text:p>4393295</text:p>
          </table:table-cell>
          <table:table-cell office:value-type="float" office:value="127096482">
            <text:p>127096482</text:p>
          </table:table-cell>
          <table:table-cell office:value-type="string">
            <text:p>2012-06-17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42494626276">
            <text:p>424946262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1448">
            <text:p>1981448</text:p>
          </table:table-cell>
          <table:table-cell office:value-type="float" office:value="126743019">
            <text:p>126743019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765237875">
            <text:p>307652378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* 25.06.2012 : ASAT 22 ASAT 14</text:p>
          </table:table-cell>
          <table:table-cell office:value-type="string">
            <text:p>ASAT 14</text:p>
          </table:table-cell>
          <table:table-cell office:value-type="string">
            <text:p><text:s/>alk fosf 122 CK 82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48961">
            <text:p>8448961</text:p>
          </table:table-cell>
          <table:table-cell office:value-type="float" office:value="151173033">
            <text:p>151173033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83687628438">
            <text:p>836876284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1353">
            <text:p>1841353</text:p>
          </table:table-cell>
          <table:table-cell office:value-type="float" office:value="128776872">
            <text:p>128776872</text:p>
          </table:table-cell>
          <table:table-cell office:value-type="string">
            <text:p>2012-07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496646984">
            <text:p>394966469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CK 79 ALAT 12 ASAT 14</text:p>
          </table:table-cell>
          <table:table-cell office:value-type="string">
            <text:p>ASAT 14</text:p>
          </table:table-cell>
          <table:table-cell/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72134">
            <text:p>4772134</text:p>
          </table:table-cell>
          <table:table-cell office:value-type="float" office:value="151142134">
            <text:p>151142134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16390315360">
            <text:p>163903153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S , P-ALP 124 ( 40 . 130 U/L ) S , P-ASAT 14 ( &lt;40 U/L</text:p>
          </table:table-cell>
          <table:table-cell office:value-type="string">
            <text:p>S , P-ASAT 14 ( &lt;40 U/L</text:p>
          </table:table-cell>
          <table:table-cell office:value-type="string">
            <text:p><text:s/>) S , P-Bilirubiin 10 ( &lt;21 µmo</text:p>
          </table:table-cell>
          <table:table-cell office:value-type="string">
            <text:p>S , P-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97398">
            <text:p>12897398</text:p>
          </table:table-cell>
          <table:table-cell office:value-type="float" office:value="160357307">
            <text:p>160357307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5474198782">
            <text:p>654741987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6854">
            <text:p>8106854</text:p>
          </table:table-cell>
          <table:table-cell office:value-type="float" office:value="134138673">
            <text:p>134138673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16013324701">
            <text:p>160133247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3911">
            <text:p>16663911</text:p>
          </table:table-cell>
          <table:table-cell office:value-type="float" office:value="166483386">
            <text:p>166483386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24</text:p>
          </table:table-cell>
          <table:table-cell office:value-type="float" office:value="81789658895">
            <text:p>817896588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1716">
            <text:p>6321716</text:p>
          </table:table-cell>
          <table:table-cell office:value-type="float" office:value="90466837">
            <text:p>90466837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541870363">
            <text:p>495418703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; hct 39 ; Hgb 131 ; lk 7,9 ; , ASAT 14,5</text:p>
          </table:table-cell>
          <table:table-cell office:value-type="string">
            <text:p>ASAT 14,5</text:p>
          </table:table-cell>
          <table:table-cell office:value-type="string">
            <text:p><text:s/>U/l ; ALAT 11,5 U/l ; uurea 5,4</text:p>
          </table:table-cell>
          <table:table-cell office:value-type="string">
            <text:p>ASAT</text:p>
          </table:table-cell>
          <table:table-cell table:style-name="ce1" office:value-type="float" office:value="14.5">
            <text:p>1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4709">
            <text:p>24094709</text:p>
          </table:table-cell>
          <table:table-cell office:value-type="float" office:value="160369300">
            <text:p>160369300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80976776759">
            <text:p>809767767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Amülaas 60 ( 28 . 100 U/L ) ASAT 15 ( &lt;40 U/L</text:p>
          </table:table-cell>
          <table:table-cell office:value-type="string">
            <text:p>ASAT 15 ( &lt;40 U/L</text:p>
          </table:table-cell>
          <table:table-cell office:value-type="string">
            <text:p><text:s/>) Bilirubiin 11 ( &lt;21 µmol/L ) 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8927">
            <text:p>14498927</text:p>
          </table:table-cell>
          <table:table-cell office:value-type="float" office:value="206518366">
            <text:p>206518366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22577876965">
            <text:p>225778769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78800">
            <text:p>22978800</text:p>
          </table:table-cell>
          <table:table-cell office:value-type="float" office:value="212309588">
            <text:p>212309588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99721895736">
            <text:p>997218957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85196">
            <text:p>13585196</text:p>
          </table:table-cell>
          <table:table-cell office:value-type="float" office:value="162588689">
            <text:p>162588689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3472342834">
            <text:p>634723428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2200">
            <text:p>11032200</text:p>
          </table:table-cell>
          <table:table-cell office:value-type="float" office:value="175271414">
            <text:p>175271414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94629831558">
            <text:p>946298315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79925">
            <text:p>13079925</text:p>
          </table:table-cell>
          <table:table-cell office:value-type="float" office:value="164523163">
            <text:p>164523163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76240867540">
            <text:p>762408675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2498">
            <text:p>4492498</text:p>
          </table:table-cell>
          <table:table-cell office:value-type="float" office:value="81643510">
            <text:p>81643510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53665547964">
            <text:p>536655479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3907">
            <text:p>16503907</text:p>
          </table:table-cell>
          <table:table-cell office:value-type="float" office:value="180330285">
            <text:p>180330285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2013-05-22</text:p>
          </table:table-cell>
          <table:table-cell office:value-type="float" office:value="60174040761">
            <text:p>601740407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5970">
            <text:p>14765970</text:p>
          </table:table-cell>
          <table:table-cell office:value-type="float" office:value="201942959">
            <text:p>201942959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22557943239">
            <text:p>225579432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59174">
            <text:p>10459174</text:p>
          </table:table-cell>
          <table:table-cell office:value-type="float" office:value="181269467">
            <text:p>181269467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2013-06-03</text:p>
          </table:table-cell>
          <table:table-cell office:value-type="float" office:value="97727821260">
            <text:p>9772782126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28969">
            <text:p>16728969</text:p>
          </table:table-cell>
          <table:table-cell office:value-type="float" office:value="172715351">
            <text:p>172715351</text:p>
          </table:table-cell>
          <table:table-cell office:value-type="string">
            <text:p>2013-04-19</text:p>
          </table:table-cell>
          <table:table-cell office:value-type="string">
            <text:p>S</text:p>
          </table:table-cell>
          <table:table-cell office:value-type="string">
            <text:p>2013-04-16</text:p>
          </table:table-cell>
          <table:table-cell office:value-type="float" office:value="673043576494">
            <text:p>6730435764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45375">
            <text:p>6845375</text:p>
          </table:table-cell>
          <table:table-cell office:value-type="float" office:value="86472602">
            <text:p>86472602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2-17</text:p>
          </table:table-cell>
          <table:table-cell office:value-type="float" office:value="39544429915">
            <text:p>395444299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3715">
            <text:p>16273715</text:p>
          </table:table-cell>
          <table:table-cell office:value-type="float" office:value="216376875">
            <text:p>216376875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2013-12-06</text:p>
          </table:table-cell>
          <table:table-cell office:value-type="float" office:value="83891218583">
            <text:p>838912185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5 U/L ) ACE 56 ↑ ( 8 . 52 U/L ) ASAT 15 ( &lt;32 U/L</text:p>
          </table:table-cell>
          <table:table-cell office:value-type="string">
            <text:p>ASAT 15 ( &lt;32 U/L</text:p>
          </table:table-cell>
          <table:table-cell office:value-type="string">
            <text:p><text:s/>) CRP &lt;1 ( &lt;5 mg/L ) Fosfaat 1.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0587">
            <text:p>8100587</text:p>
          </table:table-cell>
          <table:table-cell office:value-type="float" office:value="151133271">
            <text:p>15113327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90187079324">
            <text:p>901870793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323">
            <text:p>486323</text:p>
          </table:table-cell>
          <table:table-cell office:value-type="float" office:value="80961600">
            <text:p>80961600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office:value-type="string">
            <text:p>2012-01-09</text:p>
          </table:table-cell>
          <table:table-cell office:value-type="float" office:value="31148449352">
            <text:p>311484493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71684">
            <text:p>7171684</text:p>
          </table:table-cell>
          <table:table-cell office:value-type="float" office:value="124571666">
            <text:p>124571666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47107779140">
            <text:p>471077791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7204">
            <text:p>5227204</text:p>
          </table:table-cell>
          <table:table-cell office:value-type="float" office:value="149956985">
            <text:p>149956985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85004219349">
            <text:p>850042193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319">
            <text:p>559319</text:p>
          </table:table-cell>
          <table:table-cell office:value-type="float" office:value="144401793">
            <text:p>144401793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72276762618">
            <text:p>722767626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S , P-ALAT 20 ( &lt;33 U/L ) S , P-ASAT 15 ( &lt;32 U/L</text:p>
          </table:table-cell>
          <table:table-cell office:value-type="string">
            <text:p>S , P-ASAT 1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3037">
            <text:p>16273037</text:p>
          </table:table-cell>
          <table:table-cell office:value-type="float" office:value="193578074">
            <text:p>193578074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office:value-type="string">
            <text:p>2013-08-09</text:p>
          </table:table-cell>
          <table:table-cell office:value-type="float" office:value="673044515527">
            <text:p>6730445155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2066">
            <text:p>762066</text:p>
          </table:table-cell>
          <table:table-cell office:value-type="float" office:value="90508770">
            <text:p>90508770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26</text:p>
          </table:table-cell>
          <table:table-cell office:value-type="float" office:value="70926640598">
            <text:p>709266405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 ( &lt;51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27757">
            <text:p>19627757</text:p>
          </table:table-cell>
          <table:table-cell office:value-type="float" office:value="188151362">
            <text:p>188151362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90230399348">
            <text:p>902303993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2.03.2013 ASAT 16 U/L</text:p>
          </table:table-cell>
          <table:table-cell office:value-type="string">
            <text:p>ASAT 16 U/L</text:p>
          </table:table-cell>
          <table:table-cell/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093">
            <text:p>542093</text:p>
          </table:table-cell>
          <table:table-cell office:value-type="float" office:value="90494733">
            <text:p>90494733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84828338444">
            <text:p>848283384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) S , P-ALP 57 ( 40 . 130 U/L ) S , P-ASAT 16 ( &lt;40 U/L</text:p>
          </table:table-cell>
          <table:table-cell office:value-type="string">
            <text:p>S , P-ASAT 16 ( &lt;40 U/L</text:p>
          </table:table-cell>
          <table:table-cell office:value-type="string">
            <text:p><text:s/>) S , P-Bilirubiin 8 ( &lt;21 µmol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07879">
            <text:p>14307879</text:p>
          </table:table-cell>
          <table:table-cell office:value-type="float" office:value="210911792">
            <text:p>210911792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74939227107">
            <text:p>749392271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609">
            <text:p>542609</text:p>
          </table:table-cell>
          <table:table-cell office:value-type="float" office:value="148403401">
            <text:p>148403401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1497127652">
            <text:p>414971276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95768">
            <text:p>8095768</text:p>
          </table:table-cell>
          <table:table-cell office:value-type="float" office:value="151136114">
            <text:p>151136114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39900852109">
            <text:p>3990085210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0701">
            <text:p>18210701</text:p>
          </table:table-cell>
          <table:table-cell office:value-type="float" office:value="195654486">
            <text:p>195654486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45508362447">
            <text:p>45508362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08.2013 S-ASAT 16</text:p>
          </table:table-cell>
          <table:table-cell office:value-type="string">
            <text:p>S-ASAT 16</text:p>
          </table:table-cell>
          <table:table-cell office:value-type="string">
            <text:p><text:s/>U/l &lt;=32</text:p>
          </table:table-cell>
          <table:table-cell office:value-type="string">
            <text:p>S-ASAT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153">
            <text:p>540153</text:p>
          </table:table-cell>
          <table:table-cell office:value-type="float" office:value="137444477">
            <text:p>137444477</text:p>
          </table:table-cell>
          <table:table-cell office:value-type="string">
            <text:p>2012-09-06</text:p>
          </table:table-cell>
          <table:table-cell office:value-type="string">
            <text:p>S</text:p>
          </table:table-cell>
          <table:table-cell office:value-type="string">
            <text:p>2012-09-03</text:p>
          </table:table-cell>
          <table:table-cell office:value-type="float" office:value="49018472911">
            <text:p>490184729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6925">
            <text:p>10646925</text:p>
          </table:table-cell>
          <table:table-cell office:value-type="float" office:value="202932607">
            <text:p>202932607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42241448808">
            <text:p>422414488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8310">
            <text:p>16318310</text:p>
          </table:table-cell>
          <table:table-cell office:value-type="float" office:value="170774548">
            <text:p>170774548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4-02</text:p>
          </table:table-cell>
          <table:table-cell office:value-type="float" office:value="91010552291">
            <text:p>910105522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7249">
            <text:p>16797249</text:p>
          </table:table-cell>
          <table:table-cell office:value-type="float" office:value="164490897">
            <text:p>164490897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2013-02-19</text:p>
          </table:table-cell>
          <table:table-cell office:value-type="float" office:value="673031054898">
            <text:p>6730310548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506">
            <text:p>445506</text:p>
          </table:table-cell>
          <table:table-cell office:value-type="float" office:value="135225258">
            <text:p>135225258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office:value-type="string">
            <text:p>2012-07-31</text:p>
          </table:table-cell>
          <table:table-cell office:value-type="float" office:value="46420170015">
            <text:p>464201700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8354">
            <text:p>19568354</text:p>
          </table:table-cell>
          <table:table-cell office:value-type="float" office:value="159387453">
            <text:p>159387453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814438180">
            <text:p>438144381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V neg CK 91 alk fosf 46 ALAT 15 ASAT 16</text:p>
          </table:table-cell>
          <table:table-cell office:value-type="string">
            <text:p>ASAT 16</text:p>
          </table:table-cell>
          <table:table-cell/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5137">
            <text:p>19875137</text:p>
          </table:table-cell>
          <table:table-cell office:value-type="float" office:value="194228754">
            <text:p>194228754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61660576875">
            <text:p>61660576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31.07.201313 : 38 : 05 : ASAT 16 U/L</text:p>
          </table:table-cell>
          <table:table-cell office:value-type="string">
            <text:p>ASAT 16 U/L</text:p>
          </table:table-cell>
          <table:table-cell/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01567">
            <text:p>11001567</text:p>
          </table:table-cell>
          <table:table-cell office:value-type="float" office:value="192214216">
            <text:p>192214216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70720831009">
            <text:p>707208310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0130">
            <text:p>16900130</text:p>
          </table:table-cell>
          <table:table-cell office:value-type="float" office:value="162526598">
            <text:p>162526598</text:p>
          </table:table-cell>
          <table:table-cell office:value-type="string">
            <text:p>2013-02-09</text:p>
          </table:table-cell>
          <table:table-cell office:value-type="string">
            <text:p>S</text:p>
          </table:table-cell>
          <table:table-cell office:value-type="string">
            <text:p>2013-02-01</text:p>
          </table:table-cell>
          <table:table-cell office:value-type="float" office:value="673036808410">
            <text:p>6730368084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92830">
            <text:p>12592830</text:p>
          </table:table-cell>
          <table:table-cell office:value-type="float" office:value="177101579">
            <text:p>177101579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63374628967">
            <text:p>633746289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1464">
            <text:p>7411464</text:p>
          </table:table-cell>
          <table:table-cell office:value-type="float" office:value="124550120">
            <text:p>124550120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29688768380">
            <text:p>2968876838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423">
            <text:p>2278423</text:p>
          </table:table-cell>
          <table:table-cell office:value-type="float" office:value="81755811">
            <text:p>81755811</text:p>
          </table:table-cell>
          <table:table-cell office:value-type="string">
            <text:p>2011-12-15</text:p>
          </table:table-cell>
          <table:table-cell office:value-type="string">
            <text:p>A</text:p>
          </table:table-cell>
          <table:table-cell office:value-type="string">
            <text:p>2011-12-01</text:p>
          </table:table-cell>
          <table:table-cell office:value-type="float" office:value="61856079156">
            <text:p>618560791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1.12.2011 : ASAT 16,6</text:p>
          </table:table-cell>
          <table:table-cell office:value-type="string">
            <text:p>ASAT 16,6</text:p>
          </table:table-cell>
          <table:table-cell/>
          <table:table-cell office:value-type="string">
            <text:p>ASAT</text:p>
          </table:table-cell>
          <table:table-cell table:style-name="ce1" office:value-type="float" office:value="16.6">
            <text:p>1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07782">
            <text:p>17907782</text:p>
          </table:table-cell>
          <table:table-cell office:value-type="float" office:value="170031151">
            <text:p>170031151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24268217006">
            <text:p>242682170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2.04.2013 S-ASAT 17</text:p>
          </table:table-cell>
          <table:table-cell office:value-type="string">
            <text:p>S-ASAT 17</text:p>
          </table:table-cell>
          <table:table-cell office:value-type="string">
            <text:p><text:s/>U/l &lt;=32</text:p>
          </table:table-cell>
          <table:table-cell office:value-type="string">
            <text:p>S-ASAT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20224">
            <text:p>17620224</text:p>
          </table:table-cell>
          <table:table-cell office:value-type="float" office:value="198743887">
            <text:p>198743887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92062799368">
            <text:p>920627993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7.09.201316 : 43 : ASAT 17 U/L</text:p>
          </table:table-cell>
          <table:table-cell office:value-type="string">
            <text:p>ASAT 17 U/L</text:p>
          </table:table-cell>
          <table:table-cell/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0377">
            <text:p>400377</text:p>
          </table:table-cell>
          <table:table-cell office:value-type="float" office:value="141709602">
            <text:p>141709602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2012-10-01</text:p>
          </table:table-cell>
          <table:table-cell office:value-type="float" office:value="19612282688">
            <text:p>196122826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9755">
            <text:p>749755</text:p>
          </table:table-cell>
          <table:table-cell office:value-type="float" office:value="95694636">
            <text:p>95694636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2012-04-09</text:p>
          </table:table-cell>
          <table:table-cell office:value-type="float" office:value="32866385757">
            <text:p>328663857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2568">
            <text:p>16242568</text:p>
          </table:table-cell>
          <table:table-cell office:value-type="float" office:value="208822121">
            <text:p>208822121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647636743">
            <text:p>596476367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0028">
            <text:p>10710028</text:p>
          </table:table-cell>
          <table:table-cell office:value-type="float" office:value="182602398">
            <text:p>182602398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60997158919">
            <text:p>609971589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27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48021">
            <text:p>16148021</text:p>
          </table:table-cell>
          <table:table-cell office:value-type="float" office:value="183117998">
            <text:p>183117998</text:p>
          </table:table-cell>
          <table:table-cell office:value-type="string">
            <text:p>2013-06-13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673034068711">
            <text:p>6730340687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14882">
            <text:p>8014882</text:p>
          </table:table-cell>
          <table:table-cell office:value-type="float" office:value="148480585">
            <text:p>148480585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70595315780">
            <text:p>7059531578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502">
            <text:p>759502</text:p>
          </table:table-cell>
          <table:table-cell office:value-type="float" office:value="141706042">
            <text:p>141706042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30</text:p>
          </table:table-cell>
          <table:table-cell office:value-type="float" office:value="16885976232">
            <text:p>168859762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21 ( &lt;23 U/L ) S , P-ASAT 17 ( &lt;27 U/L</text:p>
          </table:table-cell>
          <table:table-cell office:value-type="string">
            <text:p>S , P-ASAT 17 ( &lt;27 U/L</text:p>
          </table:table-cell>
          <table:table-cell office:value-type="string">
            <text:p><text:s/>) S , P-CRP &lt;1 ( mg/L ) S , P-K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8505">
            <text:p>16428505</text:p>
          </table:table-cell>
          <table:table-cell office:value-type="float" office:value="213145726">
            <text:p>213145726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673037404984">
            <text:p>6730374049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2704">
            <text:p>16302704</text:p>
          </table:table-cell>
          <table:table-cell office:value-type="float" office:value="178066729">
            <text:p>178066729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01</text:p>
          </table:table-cell>
          <table:table-cell office:value-type="float" office:value="673039565888">
            <text:p>6730395658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4141">
            <text:p>10644141</text:p>
          </table:table-cell>
          <table:table-cell office:value-type="float" office:value="193572490">
            <text:p>193572490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69088890004">
            <text:p>690888900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0181">
            <text:p>16640181</text:p>
          </table:table-cell>
          <table:table-cell office:value-type="float" office:value="184787311">
            <text:p>184787311</text:p>
          </table:table-cell>
          <table:table-cell office:value-type="string">
            <text:p>2013-06-23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77754427102">
            <text:p>777544271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3058">
            <text:p>24043058</text:p>
          </table:table-cell>
          <table:table-cell office:value-type="float" office:value="196501496">
            <text:p>196501496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2899487287">
            <text:p>628994872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48632">
            <text:p>8248632</text:p>
          </table:table-cell>
          <table:table-cell office:value-type="float" office:value="148533887">
            <text:p>148533887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95008550637">
            <text:p>9500855063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) S , P-ALP 78 ( 35 . 105 U/L ) S , P-ASAT 17 ( &lt;32 U/L</text:p>
          </table:table-cell>
          <table:table-cell office:value-type="string">
            <text:p>S , P-ASAT 17 ( &lt;32 U/L</text:p>
          </table:table-cell>
          <table:table-cell office:value-type="string">
            <text:p><text:s/>) S , P-CRP 1 ( &lt;5 mg/L ) S , P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8745">
            <text:p>24668745</text:p>
          </table:table-cell>
          <table:table-cell office:value-type="float" office:value="179788798">
            <text:p>179788798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13715235351">
            <text:p>137152353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00536">
            <text:p>4300536</text:p>
          </table:table-cell>
          <table:table-cell office:value-type="float" office:value="124541095">
            <text:p>124541095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float" office:value="79215742277">
            <text:p>792157422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4163">
            <text:p>16734163</text:p>
          </table:table-cell>
          <table:table-cell office:value-type="float" office:value="164931061">
            <text:p>164931061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92479181690">
            <text:p>924791816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9341">
            <text:p>16649341</text:p>
          </table:table-cell>
          <table:table-cell office:value-type="float" office:value="163336660">
            <text:p>163336660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2013-01-31</text:p>
          </table:table-cell>
          <table:table-cell office:value-type="float" office:value="673045413580">
            <text:p>6730454135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3090">
            <text:p>16593090</text:p>
          </table:table-cell>
          <table:table-cell office:value-type="float" office:value="205439347">
            <text:p>205439347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2013-10-07</text:p>
          </table:table-cell>
          <table:table-cell office:value-type="float" office:value="673046923311">
            <text:p>6730469233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244">
            <text:p>236244</text:p>
          </table:table-cell>
          <table:table-cell office:value-type="float" office:value="126791147">
            <text:p>126791147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11</text:p>
          </table:table-cell>
          <table:table-cell office:value-type="float" office:value="84299581939">
            <text:p>8429958193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29965">
            <text:p>13029965</text:p>
          </table:table-cell>
          <table:table-cell office:value-type="float" office:value="162622999">
            <text:p>162622999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73030455855">
            <text:p>6730304558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146">
            <text:p>741146</text:p>
          </table:table-cell>
          <table:table-cell office:value-type="float" office:value="95684875">
            <text:p>95684875</text:p>
          </table:table-cell>
          <table:table-cell office:value-type="string">
            <text:p>2012-04-13</text:p>
          </table:table-cell>
          <table:table-cell office:value-type="string">
            <text:p>S</text:p>
          </table:table-cell>
          <table:table-cell office:value-type="string">
            <text:p>2012-03-30</text:p>
          </table:table-cell>
          <table:table-cell office:value-type="float" office:value="53528577836">
            <text:p>5352857783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19664">
            <text:p>8519664</text:p>
          </table:table-cell>
          <table:table-cell office:value-type="float" office:value="140919756">
            <text:p>140919756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23005829453">
            <text:p>230058294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7031">
            <text:p>16657031</text:p>
          </table:table-cell>
          <table:table-cell office:value-type="float" office:value="168325953">
            <text:p>168325953</text:p>
          </table:table-cell>
          <table:table-cell office:value-type="string">
            <text:p>2013-03-23</text:p>
          </table:table-cell>
          <table:table-cell office:value-type="string">
            <text:p>S</text:p>
          </table:table-cell>
          <table:table-cell office:value-type="string">
            <text:p>2013-03-11</text:p>
          </table:table-cell>
          <table:table-cell office:value-type="float" office:value="18931194728">
            <text:p>189311947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84076">
            <text:p>7584076</text:p>
          </table:table-cell>
          <table:table-cell office:value-type="float" office:value="84742243">
            <text:p>84742243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58920774127">
            <text:p>589207741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75905">
            <text:p>4675905</text:p>
          </table:table-cell>
          <table:table-cell office:value-type="float" office:value="85856317">
            <text:p>85856317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1-12-09</text:p>
          </table:table-cell>
          <table:table-cell office:value-type="float" office:value="31641484460">
            <text:p>316414844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3690">
            <text:p>4883690</text:p>
          </table:table-cell>
          <table:table-cell office:value-type="float" office:value="151237689">
            <text:p>151237689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765997446">
            <text:p>227659974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08500">
            <text:p>5008500</text:p>
          </table:table-cell>
          <table:table-cell office:value-type="float" office:value="136402253">
            <text:p>136402253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47017511879">
            <text:p>470175118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P-Amülaas 88 ( 28 . 100 U/L ) S , P-ASAT 17 ( &lt;40 U/L</text:p>
          </table:table-cell>
          <table:table-cell office:value-type="string">
            <text:p>S , P-ASAT 17 ( &lt;40 U/L</text:p>
          </table:table-cell>
          <table:table-cell office:value-type="string">
            <text:p><text:s/>) S , P-Bilirubiin 13 ( &lt;21 µmo</text:p>
          </table:table-cell>
          <table:table-cell office:value-type="string">
            <text:p>S , P-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20792">
            <text:p>12920792</text:p>
          </table:table-cell>
          <table:table-cell office:value-type="float" office:value="208678197">
            <text:p>208678197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0458311">
            <text:p>6730304583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.5 mmol/L ) ALAT 11 ( &lt;33 U/L ) ASAT 17 ( &lt;32 U/L</text:p>
          </table:table-cell>
          <table:table-cell office:value-type="string">
            <text:p>ASAT 17 ( &lt;32 U/L</text:p>
          </table:table-cell>
          <table:table-cell office:value-type="string">
            <text:p><text:s/>) CRP &lt;1 ( &lt;5 mg/L ) Glükoos 5.</text:p>
          </table:table-cell>
          <table:table-cell office:value-type="string">
            <text:p>AS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18077">
            <text:p>21718077</text:p>
          </table:table-cell>
          <table:table-cell office:value-type="float" office:value="167382369">
            <text:p>167382369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13237718841">
            <text:p>13237718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92227">
            <text:p>13292227</text:p>
          </table:table-cell>
          <table:table-cell office:value-type="float" office:value="176953341">
            <text:p>17695334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32235432810">
            <text:p>322354328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52012">
            <text:p>22352012</text:p>
          </table:table-cell>
          <table:table-cell office:value-type="float" office:value="160471383">
            <text:p>160471383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673030358075">
            <text:p>6730303580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25507">
            <text:p>11325507</text:p>
          </table:table-cell>
          <table:table-cell office:value-type="float" office:value="157675814">
            <text:p>157675814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38406280398">
            <text:p>384062803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82681">
            <text:p>21682681</text:p>
          </table:table-cell>
          <table:table-cell office:value-type="float" office:value="155387333">
            <text:p>155387333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58774985078">
            <text:p>58774985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8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390">
            <text:p>653390</text:p>
          </table:table-cell>
          <table:table-cell office:value-type="float" office:value="145810878">
            <text:p>145810878</text:p>
          </table:table-cell>
          <table:table-cell office:value-type="string">
            <text:p>2012-11-09</text:p>
          </table:table-cell>
          <table:table-cell office:value-type="string">
            <text:p>S</text:p>
          </table:table-cell>
          <table:table-cell office:value-type="string">
            <text:p>2012-11-02</text:p>
          </table:table-cell>
          <table:table-cell office:value-type="float" office:value="75864684413">
            <text:p>758646844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8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6464">
            <text:p>16806464</text:p>
          </table:table-cell>
          <table:table-cell office:value-type="float" office:value="213135236">
            <text:p>213135236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99041295035">
            <text:p>990412950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LAT 16 ( &lt;41 U/L ) ASAT 18 ( &lt;40 U/L</text:p>
          </table:table-cell>
          <table:table-cell office:value-type="string">
            <text:p>ASAT 18 ( &lt;40 U/L</text:p>
          </table:table-cell>
          <table:table-cell office:value-type="string">
            <text:p><text:s/>) GGT 16 ( &lt;60 U/L 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7274">
            <text:p>16007274</text:p>
          </table:table-cell>
          <table:table-cell office:value-type="float" office:value="215861385">
            <text:p>215861385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2013-11-30</text:p>
          </table:table-cell>
          <table:table-cell office:value-type="float" office:value="93810268928">
            <text:p>938102689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31779">
            <text:p>17231779</text:p>
          </table:table-cell>
          <table:table-cell office:value-type="float" office:value="188963284">
            <text:p>18896328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5994315">
            <text:p>673035994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, Triglütseriidid 0.76 mmol/L , ASAT 18 U/L</text:p>
          </table:table-cell>
          <table:table-cell office:value-type="string">
            <text:p>ASAT 18 U/L</text:p>
          </table:table-cell>
          <table:table-cell office:value-type="string">
            <text:p><text:s/>, ALAT 16 U/L , Kreatiniin 70 m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2358">
            <text:p>6672358</text:p>
          </table:table-cell>
          <table:table-cell office:value-type="float" office:value="131425933">
            <text:p>131425933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2012-07-04</text:p>
          </table:table-cell>
          <table:table-cell office:value-type="float" office:value="30877324694">
            <text:p>3087732469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8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1770">
            <text:p>16511770</text:p>
          </table:table-cell>
          <table:table-cell office:value-type="float" office:value="203141873">
            <text:p>203141873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office:value-type="string">
            <text:p>2013-10-07</text:p>
          </table:table-cell>
          <table:table-cell office:value-type="float" office:value="37815945706">
            <text:p>378159457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79984">
            <text:p>8779984</text:p>
          </table:table-cell>
          <table:table-cell office:value-type="float" office:value="127424249">
            <text:p>127424249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15054018215">
            <text:p>150540182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) S , P-ALP 44 ( 35 . 105 U/L ) S , P-ASAT 18 ( &lt;32 U/L</text:p>
          </table:table-cell>
          <table:table-cell office:value-type="string">
            <text:p>S , P-ASAT 18 ( &lt;32 U/L</text:p>
          </table:table-cell>
          <table:table-cell office:value-type="string">
            <text:p><text:s/>) S , P-Bilirubiin 8 ( &lt;21 µmol</text:p>
          </table:table-cell>
          <table:table-cell office:value-type="string">
            <text:p>S , P-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7135">
            <text:p>16647135</text:p>
          </table:table-cell>
          <table:table-cell office:value-type="float" office:value="192898798">
            <text:p>192898798</text:p>
          </table:table-cell>
          <table:table-cell office:value-type="string">
            <text:p>2013-08-17</text:p>
          </table:table-cell>
          <table:table-cell office:value-type="string">
            <text:p>S</text:p>
          </table:table-cell>
          <table:table-cell office:value-type="string">
            <text:p>2013-07-31</text:p>
          </table:table-cell>
          <table:table-cell office:value-type="float" office:value="79825142704">
            <text:p>7982514270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8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53914">
            <text:p>7753914</text:p>
          </table:table-cell>
          <table:table-cell office:value-type="float" office:value="86501557">
            <text:p>86501557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0-06-30</text:p>
          </table:table-cell>
          <table:table-cell office:value-type="float" office:value="70338477728">
            <text:p>703384777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, P-K 4.1 ( 3.4 . 4.5 mmol/L ) S , P-ASAT 18</text:p>
          </table:table-cell>
          <table:table-cell office:value-type="string">
            <text:p>S , P-ASAT 18</text:p>
          </table:table-cell>
          <table:table-cell office:value-type="string">
            <text:p><text:s/>( &amp; lt;32 U/L ) S , P-ALAT 28 (</text:p>
          </table:table-cell>
          <table:table-cell office:value-type="string">
            <text:p>S , P-ASAT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5515">
            <text:p>495515</text:p>
          </table:table-cell>
          <table:table-cell office:value-type="float" office:value="140841845">
            <text:p>140841845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office:value-type="string">
            <text:p>2012-09-13</text:p>
          </table:table-cell>
          <table:table-cell office:value-type="float" office:value="29366034582">
            <text:p>293660345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5493">
            <text:p>16485493</text:p>
          </table:table-cell>
          <table:table-cell office:value-type="float" office:value="162534650">
            <text:p>162534650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32763141298">
            <text:p>327631412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3056">
            <text:p>16513056</text:p>
          </table:table-cell>
          <table:table-cell office:value-type="float" office:value="190698819">
            <text:p>190698819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office:value-type="string">
            <text:p>2013-07-23</text:p>
          </table:table-cell>
          <table:table-cell office:value-type="float" office:value="78502135977">
            <text:p>785021359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5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37940">
            <text:p>22937940</text:p>
          </table:table-cell>
          <table:table-cell office:value-type="float" office:value="208973293">
            <text:p>20897329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46624334542">
            <text:p>46624334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1488">
            <text:p>441488</text:p>
          </table:table-cell>
          <table:table-cell office:value-type="float" office:value="131419265">
            <text:p>131419265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7-22</text:p>
          </table:table-cell>
          <table:table-cell office:value-type="float" office:value="28823175316">
            <text:p>288231753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44196">
            <text:p>7044196</text:p>
          </table:table-cell>
          <table:table-cell office:value-type="float" office:value="96127731">
            <text:p>96127731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69819156682">
            <text:p>698191566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1886">
            <text:p>15861886</text:p>
          </table:table-cell>
          <table:table-cell office:value-type="float" office:value="210896177">
            <text:p>210896177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54560730622">
            <text:p>545607306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04760">
            <text:p>22204760</text:p>
          </table:table-cell>
          <table:table-cell office:value-type="float" office:value="174326479">
            <text:p>174326479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771375043">
            <text:p>92771375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0766">
            <text:p>400766</text:p>
          </table:table-cell>
          <table:table-cell office:value-type="float" office:value="135237251">
            <text:p>135237251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office:value-type="string">
            <text:p>2012-08-21</text:p>
          </table:table-cell>
          <table:table-cell office:value-type="float" office:value="50243332196">
            <text:p>502433321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mol/L ) , ALAT 10 ( &lt;23 U/L ) , ASAT 19 ( &lt;27 U/L</text:p>
          </table:table-cell>
          <table:table-cell office:value-type="string">
            <text:p>ASAT 19 ( &lt;27 U/L</text:p>
          </table:table-cell>
          <table:table-cell office:value-type="string">
            <text:p><text:s/>) , CRP 9 ( mg/L ) , Fosfaat 0.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9261">
            <text:p>14379261</text:p>
          </table:table-cell>
          <table:table-cell office:value-type="float" office:value="178856159">
            <text:p>178856159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71427648636">
            <text:p>714276486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0609">
            <text:p>12620609</text:p>
          </table:table-cell>
          <table:table-cell office:value-type="float" office:value="210919837">
            <text:p>21091983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82252074944">
            <text:p>822520749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16231">
            <text:p>14816231</text:p>
          </table:table-cell>
          <table:table-cell office:value-type="float" office:value="171961117">
            <text:p>171961117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33425869430">
            <text:p>334258694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09182">
            <text:p>23909182</text:p>
          </table:table-cell>
          <table:table-cell office:value-type="float" office:value="177804966">
            <text:p>177804966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57810574360">
            <text:p>578105743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80331">
            <text:p>8780331</text:p>
          </table:table-cell>
          <table:table-cell office:value-type="float" office:value="124213543">
            <text:p>124213543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0-24</text:p>
          </table:table-cell>
          <table:table-cell office:value-type="float" office:value="51233298641">
            <text:p>512332986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S , P-ALAT 9 ( &lt;26 U/L ) S , P-ASAT 19 ( &lt;33 U/L</text:p>
          </table:table-cell>
          <table:table-cell office:value-type="string">
            <text:p>S , P-ASAT 19 ( &lt;33 U/L</text:p>
          </table:table-cell>
          <table:table-cell office:value-type="string">
            <text:p><text:s/>) S , P-CRP &lt;1 ( mg/L ) S , P-K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39957">
            <text:p>23239957</text:p>
          </table:table-cell>
          <table:table-cell office:value-type="float" office:value="177857400">
            <text:p>177857400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79384180868">
            <text:p>793841808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51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61690">
            <text:p>23461690</text:p>
          </table:table-cell>
          <table:table-cell office:value-type="float" office:value="216219884">
            <text:p>216219884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79367012088">
            <text:p>793670120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130 U/L ) ASO 72 ( &lt;200 IU/mL ) ASAT 19 ( &lt;40 U/L</text:p>
          </table:table-cell>
          <table:table-cell office:value-type="string">
            <text:p>ASAT 19 ( &lt;40 U/L</text:p>
          </table:table-cell>
          <table:table-cell office:value-type="string">
            <text:p><text:s/>) CRP 1 ( &lt;5 mg/L ) GGT 31 ( &lt;6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04801">
            <text:p>14704801</text:p>
          </table:table-cell>
          <table:table-cell office:value-type="float" office:value="206950146">
            <text:p>20695014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73047343238">
            <text:p>6730473432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3008">
            <text:p>22713008</text:p>
          </table:table-cell>
          <table:table-cell office:value-type="float" office:value="195421781">
            <text:p>195421781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73042617930">
            <text:p>6730426179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1737">
            <text:p>781737</text:p>
          </table:table-cell>
          <table:table-cell office:value-type="float" office:value="139372405">
            <text:p>139372405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office:value-type="string">
            <text:p>2012-09-10</text:p>
          </table:table-cell>
          <table:table-cell office:value-type="float" office:value="33066242675">
            <text:p>330662426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32 U/L</text:p>
          </table:table-cell>
          <table:table-cell office:value-type="string">
            <text:p><text:s/>) S , P-Bilirubiin 9 ( &lt;21 µmol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6536">
            <text:p>4396536</text:p>
          </table:table-cell>
          <table:table-cell office:value-type="float" office:value="125195794">
            <text:p>125195794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91443170967">
            <text:p>914431709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SED : S , P-ALAT 14 ( &lt;33 U/L ) S , P-ASAT 19 ( &lt;32 U/L</text:p>
          </table:table-cell>
          <table:table-cell office:value-type="string">
            <text:p>S , P-ASAT 19 ( &lt;32 U/L</text:p>
          </table:table-cell>
          <table:table-cell office:value-type="string">
            <text:p><text:s/>) S , P-Glükoos 4.0 ( mmol/L ) 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20446">
            <text:p>17120446</text:p>
          </table:table-cell>
          <table:table-cell office:value-type="float" office:value="178888447">
            <text:p>178888447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94391379106">
            <text:p>94391379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05.201317 : 59 : ASAT 19 U/L</text:p>
          </table:table-cell>
          <table:table-cell office:value-type="string">
            <text:p>ASAT 19 U/L</text:p>
          </table:table-cell>
          <table:table-cell/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0792">
            <text:p>490792</text:p>
          </table:table-cell>
          <table:table-cell office:value-type="float" office:value="84601186">
            <text:p>84601186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1-08</text:p>
          </table:table-cell>
          <table:table-cell office:value-type="float" office:value="25112918800">
            <text:p>251129188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33952">
            <text:p>8733952</text:p>
          </table:table-cell>
          <table:table-cell office:value-type="float" office:value="135310726">
            <text:p>135310726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27459484266">
            <text:p>274594842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9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1906">
            <text:p>17491906</text:p>
          </table:table-cell>
          <table:table-cell office:value-type="float" office:value="194361997">
            <text:p>194361997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66171529779">
            <text:p>66171529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6.08.201313 : 07 : ASAT 19 U/L</text:p>
          </table:table-cell>
          <table:table-cell office:value-type="string">
            <text:p>ASAT 19 U/L</text:p>
          </table:table-cell>
          <table:table-cell/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353">
            <text:p>219353</text:p>
          </table:table-cell>
          <table:table-cell office:value-type="float" office:value="131518285">
            <text:p>131518285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32808345557">
            <text:p>328083455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) , S , P-ALAT 21 ( &lt;33 U/L ) , S , P-ASAT 19 ( &lt;32 U/L</text:p>
          </table:table-cell>
          <table:table-cell office:value-type="string">
            <text:p>S , P-ASAT 19 ( &lt;32 U/L</text:p>
          </table:table-cell>
          <table:table-cell office:value-type="string">
            <text:p><text:s/>) , S , P-Bilirubiin 5 ( &lt;21 µm</text:p>
          </table:table-cell>
          <table:table-cell office:value-type="string">
            <text:p>S , P-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0512">
            <text:p>16820512</text:p>
          </table:table-cell>
          <table:table-cell office:value-type="float" office:value="219498170">
            <text:p>219498170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17</text:p>
          </table:table-cell>
          <table:table-cell office:value-type="float" office:value="51438194853">
            <text:p>514381948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; ALP 91 ( 35 . 105 U/L ) ; ASAT 19 ( &lt;32 U/L</text:p>
          </table:table-cell>
          <table:table-cell office:value-type="string">
            <text:p>ASAT 19 ( &lt;32 U/L</text:p>
          </table:table-cell>
          <table:table-cell office:value-type="string">
            <text:p><text:s/>) ; Bilirubiin 11 ( &lt;21 µmol/L 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61668">
            <text:p>17761668</text:p>
          </table:table-cell>
          <table:table-cell office:value-type="float" office:value="195405061">
            <text:p>195405061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9673226440">
            <text:p>696732264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7.08.201313 : 44 : ASAT 19 U/L</text:p>
          </table:table-cell>
          <table:table-cell office:value-type="string">
            <text:p>ASAT 19 U/L</text:p>
          </table:table-cell>
          <table:table-cell/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66335">
            <text:p>12266335</text:p>
          </table:table-cell>
          <table:table-cell office:value-type="float" office:value="186806606">
            <text:p>186806606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15535135668">
            <text:p>155351356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19 ( &lt;51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62180">
            <text:p>22262180</text:p>
          </table:table-cell>
          <table:table-cell office:value-type="float" office:value="184282151">
            <text:p>184282151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33509225915">
            <text:p>335092259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4358">
            <text:p>4784358</text:p>
          </table:table-cell>
          <table:table-cell office:value-type="float" office:value="152543356">
            <text:p>152543356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27438364784">
            <text:p>274383647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9012">
            <text:p>4139012</text:p>
          </table:table-cell>
          <table:table-cell office:value-type="float" office:value="96124165">
            <text:p>96124165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83537090846">
            <text:p>835370908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61472">
            <text:p>4361472</text:p>
          </table:table-cell>
          <table:table-cell office:value-type="float" office:value="123454444">
            <text:p>123454444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10489744170">
            <text:p>104897441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1464">
            <text:p>11921464</text:p>
          </table:table-cell>
          <table:table-cell office:value-type="float" office:value="215740339">
            <text:p>21574033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23847686279">
            <text:p>238476862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5710">
            <text:p>19145710</text:p>
          </table:table-cell>
          <table:table-cell office:value-type="float" office:value="169762787">
            <text:p>169762787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673030337373">
            <text:p>6730303373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1.04.201318 : 20 : ASAT 20 U/L</text:p>
          </table:table-cell>
          <table:table-cell office:value-type="string">
            <text:p>ASAT 20 U/L</text:p>
          </table:table-cell>
          <table:table-cell/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47587">
            <text:p>13647587</text:p>
          </table:table-cell>
          <table:table-cell office:value-type="float" office:value="206513639">
            <text:p>20651363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85198343585">
            <text:p>851983435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5514">
            <text:p>4795514</text:p>
          </table:table-cell>
          <table:table-cell office:value-type="float" office:value="143439155">
            <text:p>143439155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64667499868">
            <text:p>646674998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7785">
            <text:p>18407785</text:p>
          </table:table-cell>
          <table:table-cell office:value-type="float" office:value="185208082">
            <text:p>185208082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70776996797">
            <text:p>707769967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7.06.201316 : 55 : ASAT 20 U/L</text:p>
          </table:table-cell>
          <table:table-cell office:value-type="string">
            <text:p>ASAT 20 U/L</text:p>
          </table:table-cell>
          <table:table-cell/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7010">
            <text:p>16637010</text:p>
          </table:table-cell>
          <table:table-cell office:value-type="float" office:value="180862691">
            <text:p>180862691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25328879027">
            <text:p>253288790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4279">
            <text:p>22714279</text:p>
          </table:table-cell>
          <table:table-cell office:value-type="float" office:value="180129720">
            <text:p>180129720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73030380464">
            <text:p>6730303804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3318">
            <text:p>16353318</text:p>
          </table:table-cell>
          <table:table-cell office:value-type="float" office:value="198632792">
            <text:p>198632792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2013-09-10</text:p>
          </table:table-cell>
          <table:table-cell office:value-type="float" office:value="11410932549">
            <text:p>114109325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1926">
            <text:p>5281926</text:p>
          </table:table-cell>
          <table:table-cell office:value-type="float" office:value="150000392">
            <text:p>150000392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40284855069">
            <text:p>402848550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63129">
            <text:p>24463129</text:p>
          </table:table-cell>
          <table:table-cell office:value-type="float" office:value="188333973">
            <text:p>188333973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92131966912">
            <text:p>921319669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86320">
            <text:p>22886320</text:p>
          </table:table-cell>
          <table:table-cell office:value-type="float" office:value="211114733">
            <text:p>211114733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75490293603">
            <text:p>754902936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6445">
            <text:p>15066445</text:p>
          </table:table-cell>
          <table:table-cell office:value-type="float" office:value="158977217">
            <text:p>158977217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99911128810">
            <text:p>999111288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27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2356">
            <text:p>16762356</text:p>
          </table:table-cell>
          <table:table-cell office:value-type="float" office:value="175504207">
            <text:p>175504207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office:value-type="string">
            <text:p>2013-03-22</text:p>
          </table:table-cell>
          <table:table-cell office:value-type="float" office:value="64841810195">
            <text:p>648418101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7685">
            <text:p>16357685</text:p>
          </table:table-cell>
          <table:table-cell office:value-type="float" office:value="200490843">
            <text:p>200490843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2013-09-24</text:p>
          </table:table-cell>
          <table:table-cell office:value-type="float" office:value="81531850648">
            <text:p>815318506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22732">
            <text:p>8322732</text:p>
          </table:table-cell>
          <table:table-cell office:value-type="float" office:value="138483551">
            <text:p>138483551</text:p>
          </table:table-cell>
          <table:table-cell office:value-type="string">
            <text:p>2012-09-15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53047825542">
            <text:p>5304782554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5931">
            <text:p>11175931</text:p>
          </table:table-cell>
          <table:table-cell office:value-type="float" office:value="171484305">
            <text:p>171484305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9513339644">
            <text:p>695133396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52212">
            <text:p>14652212</text:p>
          </table:table-cell>
          <table:table-cell office:value-type="float" office:value="163175636">
            <text:p>163175636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13392627011">
            <text:p>133926270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17.01.201300 : 00 ) VASTUSED : ASAT 20 ( &lt;40 U/L</text:p>
          </table:table-cell>
          <table:table-cell office:value-type="string">
            <text:p>ASAT 20 ( &lt;40 U/L</text:p>
          </table:table-cell>
          <table:table-cell office:value-type="string">
            <text:p><text:s/>) CRP ( kõrgtundlik ) 0.39 ( mg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3859">
            <text:p>16783859</text:p>
          </table:table-cell>
          <table:table-cell office:value-type="float" office:value="182672728">
            <text:p>182672728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6-04</text:p>
          </table:table-cell>
          <table:table-cell office:value-type="float" office:value="75003377614">
            <text:p>750033776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14">
            <text:p>51814</text:p>
          </table:table-cell>
          <table:table-cell office:value-type="float" office:value="147526471">
            <text:p>147526471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66210563709">
            <text:p>662105637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S , P-ALAT 14 ( &lt;33 U/L ) S , P-ASAT 20 ( &lt;32 U/L</text:p>
          </table:table-cell>
          <table:table-cell office:value-type="string">
            <text:p>S , P-ASAT 20 ( &lt;32 U/L</text:p>
          </table:table-cell>
          <table:table-cell office:value-type="string">
            <text:p><text:s/>) S , P-CRP 3 ( &lt;5 mg/L ) Glome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8990">
            <text:p>4938990</text:p>
          </table:table-cell>
          <table:table-cell office:value-type="float" office:value="149906511">
            <text:p>149906511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17794889995">
            <text:p>177948899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1582">
            <text:p>16691582</text:p>
          </table:table-cell>
          <table:table-cell office:value-type="float" office:value="191057296">
            <text:p>191057296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office:value-type="string">
            <text:p>2013-08-02</text:p>
          </table:table-cell>
          <table:table-cell office:value-type="float" office:value="40645650650">
            <text:p>406456506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7822">
            <text:p>4787822</text:p>
          </table:table-cell>
          <table:table-cell office:value-type="float" office:value="151195632">
            <text:p>151195632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74764685306">
            <text:p>747646853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5206">
            <text:p>10895206</text:p>
          </table:table-cell>
          <table:table-cell office:value-type="float" office:value="176761236">
            <text:p>176761236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116020990">
            <text:p>571160209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00 U/L ) ASO 642 ( &lt;240 IU/mL ) ASAT 21 ( &lt;51 U/L</text:p>
          </table:table-cell>
          <table:table-cell office:value-type="string">
            <text:p>ASAT 21 ( &lt;51 U/L</text:p>
          </table:table-cell>
          <table:table-cell office:value-type="string">
            <text:p><text:s/>) CRP 1 ( mg/L ) Fosfaat 1.48 (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7375">
            <text:p>16547375</text:p>
          </table:table-cell>
          <table:table-cell office:value-type="float" office:value="163340073">
            <text:p>163340073</text:p>
          </table:table-cell>
          <table:table-cell office:value-type="string">
            <text:p>2013-02-19</text:p>
          </table:table-cell>
          <table:table-cell office:value-type="string">
            <text:p>S</text:p>
          </table:table-cell>
          <table:table-cell office:value-type="string">
            <text:p>2013-02-11</text:p>
          </table:table-cell>
          <table:table-cell office:value-type="float" office:value="79405464892">
            <text:p>794054648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96121">
            <text:p>14896121</text:p>
          </table:table-cell>
          <table:table-cell office:value-type="float" office:value="206256245">
            <text:p>206256245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43602450042">
            <text:p>436024500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5644">
            <text:p>705644</text:p>
          </table:table-cell>
          <table:table-cell office:value-type="float" office:value="81635211">
            <text:p>81635211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83969747311">
            <text:p>839697473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51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1053">
            <text:p>4371053</text:p>
          </table:table-cell>
          <table:table-cell office:value-type="float" office:value="123617895">
            <text:p>123617895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72518383490">
            <text:p>725183834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15 ( &lt;33 U/L ) S , P-ASAT 21 ( &lt;32 U/L</text:p>
          </table:table-cell>
          <table:table-cell office:value-type="string">
            <text:p>S , P-ASAT 21 ( &lt;32 U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3101">
            <text:p>7833101</text:p>
          </table:table-cell>
          <table:table-cell office:value-type="float" office:value="79931785">
            <text:p>79931785</text:p>
          </table:table-cell>
          <table:table-cell office:value-type="string">
            <text:p>2011-12-28</text:p>
          </table:table-cell>
          <table:table-cell office:value-type="string">
            <text:p>A</text:p>
          </table:table-cell>
          <table:table-cell office:value-type="string">
            <text:p>2011-09-08</text:p>
          </table:table-cell>
          <table:table-cell office:value-type="float" office:value="11649962707">
            <text:p>1164996270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27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0421">
            <text:p>11140421</text:p>
          </table:table-cell>
          <table:table-cell office:value-type="float" office:value="180200177">
            <text:p>18020017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58904385367">
            <text:p>589043853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33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6175">
            <text:p>7826175</text:p>
          </table:table-cell>
          <table:table-cell office:value-type="float" office:value="83080729">
            <text:p>83080729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string">
            <text:p>FIN.9342-9570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00614">
            <text:p>7600614</text:p>
          </table:table-cell>
          <table:table-cell office:value-type="float" office:value="84712150">
            <text:p>84712150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19413781834">
            <text:p>194137818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92528">
            <text:p>8592528</text:p>
          </table:table-cell>
          <table:table-cell office:value-type="float" office:value="147442470">
            <text:p>147442470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23493510810">
            <text:p>2349351081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949">
            <text:p>755949</text:p>
          </table:table-cell>
          <table:table-cell office:value-type="float" office:value="151118179">
            <text:p>151118179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1-22</text:p>
          </table:table-cell>
          <table:table-cell office:value-type="float" office:value="54851149090">
            <text:p>548511490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9740">
            <text:p>13039740</text:p>
          </table:table-cell>
          <table:table-cell office:value-type="float" office:value="195756575">
            <text:p>195756575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37351757909">
            <text:p>373517579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.5 mmol/L ) ALAT 17 ( &lt;41 U/L ) ASAT 21 ( &lt;40 U/L</text:p>
          </table:table-cell>
          <table:table-cell office:value-type="string">
            <text:p>ASAT 21 ( &lt;40 U/L</text:p>
          </table:table-cell>
          <table:table-cell office:value-type="string">
            <text:p><text:s/>) eGFR 78 ↓ ( &gt; 90 mL/min/1.73m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614">
            <text:p>2229614</text:p>
          </table:table-cell>
          <table:table-cell office:value-type="float" office:value="82355594">
            <text:p>82355594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39605055953">
            <text:p>396050559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2.02.201214 : 37 : ASAT 21 U/L</text:p>
          </table:table-cell>
          <table:table-cell office:value-type="string">
            <text:p>ASAT 21 U/L</text:p>
          </table:table-cell>
          <table:table-cell/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8252">
            <text:p>24128252</text:p>
          </table:table-cell>
          <table:table-cell office:value-type="float" office:value="160262157">
            <text:p>160262157</text:p>
          </table:table-cell>
          <table:table-cell office:value-type="string">
            <text:p>2012-03-04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673030330721">
            <text:p>673030330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5266">
            <text:p>22735266</text:p>
          </table:table-cell>
          <table:table-cell office:value-type="float" office:value="182836631">
            <text:p>182836631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4646070">
            <text:p>673034646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. 52 g/L ) ALAT 38 ( &lt;41 U/L ) ASAT 21 ( &lt;40 U/L</text:p>
          </table:table-cell>
          <table:table-cell office:value-type="string">
            <text:p>ASAT 21 ( &lt;40 U/L</text:p>
          </table:table-cell>
          <table:table-cell office:value-type="string">
            <text:p><text:s/>) CRP ( kõrgtundlik ) 1.57 ( mg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628">
            <text:p>550628</text:p>
          </table:table-cell>
          <table:table-cell office:value-type="float" office:value="84621933">
            <text:p>84621933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30368513212">
            <text:p>303685132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15 ( &lt;33 U/L ) S , P-ASAT 21 ( &lt;32 U/L</text:p>
          </table:table-cell>
          <table:table-cell office:value-type="string">
            <text:p>S , P-ASAT 21 ( &lt;32 U/L</text:p>
          </table:table-cell>
          <table:table-cell office:value-type="string">
            <text:p><text:s/>) S , P-CRP 1 ( &lt;5 mg/L ) S , P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33739">
            <text:p>8333739</text:p>
          </table:table-cell>
          <table:table-cell office:value-type="float" office:value="131624338">
            <text:p>131624338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29</text:p>
          </table:table-cell>
          <table:table-cell office:value-type="float" office:value="29720535918">
            <text:p>297205359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21</text:p>
          </table:table-cell>
          <table:table-cell office:value-type="string">
            <text:p><text:s/>, ALAT 11 ( U/L ) , ASO 289 IU/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1764">
            <text:p>23681764</text:p>
          </table:table-cell>
          <table:table-cell office:value-type="float" office:value="202364686">
            <text:p>20236468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37673933641">
            <text:p>37673933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317">
            <text:p>581317</text:p>
          </table:table-cell>
          <table:table-cell office:value-type="float" office:value="149884949">
            <text:p>149884949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35955956740">
            <text:p>359559567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g/L ) S , P-ALAT 12 ( &lt;39 U/L ) S , P-ASAT 21 ( &lt;51 U/L</text:p>
          </table:table-cell>
          <table:table-cell office:value-type="string">
            <text:p>S , P-ASAT 21 ( &lt;51 U/L</text:p>
          </table:table-cell>
          <table:table-cell office:value-type="string">
            <text:p><text:s/>) S , P-Bilirubiin 4 ( &lt;17 µmol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445">
            <text:p>572445</text:p>
          </table:table-cell>
          <table:table-cell office:value-type="float" office:value="134092148">
            <text:p>134092148</text:p>
          </table:table-cell>
          <table:table-cell office:value-type="string">
            <text:p>2012-08-09</text:p>
          </table:table-cell>
          <table:table-cell office:value-type="string">
            <text:p>S</text:p>
          </table:table-cell>
          <table:table-cell office:value-type="string">
            <text:p>2012-06-19</text:p>
          </table:table-cell>
          <table:table-cell office:value-type="float" office:value="28310053998">
            <text:p>283100539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29 ( &lt;41 U/L ) S , P-ASAT 21 ( &lt;40 U/L</text:p>
          </table:table-cell>
          <table:table-cell office:value-type="string">
            <text:p>S , P-ASAT 2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27585">
            <text:p>16627585</text:p>
          </table:table-cell>
          <table:table-cell office:value-type="float" office:value="206793195">
            <text:p>206793195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4</text:p>
          </table:table-cell>
          <table:table-cell office:value-type="float" office:value="93580821053">
            <text:p>935808210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2200">
            <text:p>502200</text:p>
          </table:table-cell>
          <table:table-cell office:value-type="float" office:value="131499798">
            <text:p>131499798</text:p>
          </table:table-cell>
          <table:table-cell office:value-type="string">
            <text:p>2012-07-11</text:p>
          </table:table-cell>
          <table:table-cell office:value-type="string">
            <text:p>S</text:p>
          </table:table-cell>
          <table:table-cell office:value-type="string">
            <text:p>2012-07-03</text:p>
          </table:table-cell>
          <table:table-cell office:value-type="float" office:value="29134223720">
            <text:p>291342237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84151">
            <text:p>11384151</text:p>
          </table:table-cell>
          <table:table-cell office:value-type="float" office:value="167719969">
            <text:p>167719969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27318071472">
            <text:p>273180714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50999">
            <text:p>14450999</text:p>
          </table:table-cell>
          <table:table-cell office:value-type="float" office:value="204884623">
            <text:p>204884623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73894891284">
            <text:p>738948912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1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640">
            <text:p>619640</text:p>
          </table:table-cell>
          <table:table-cell office:value-type="float" office:value="90499067">
            <text:p>90499067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53396481643">
            <text:p>533964816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9217">
            <text:p>12619217</text:p>
          </table:table-cell>
          <table:table-cell office:value-type="float" office:value="205325496">
            <text:p>205325496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22250761334">
            <text:p>222507613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2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4593">
            <text:p>16544593</text:p>
          </table:table-cell>
          <table:table-cell office:value-type="float" office:value="206458643">
            <text:p>206458643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office:value-type="string">
            <text:p>2013-10-31</text:p>
          </table:table-cell>
          <table:table-cell office:value-type="float" office:value="24021454043">
            <text:p>240214540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2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8798">
            <text:p>288798</text:p>
          </table:table-cell>
          <table:table-cell office:value-type="float" office:value="84624913">
            <text:p>84624913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49044687565">
            <text:p>490446875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00624">
            <text:p>23700624</text:p>
          </table:table-cell>
          <table:table-cell office:value-type="float" office:value="168864166">
            <text:p>168864166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2106770170">
            <text:p>62106770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) Amülaas 103 ( 28 . 100 U/L ) ASAT 22 ( &lt;32 U/L</text:p>
          </table:table-cell>
          <table:table-cell office:value-type="string">
            <text:p>ASAT 22 ( &lt;32 U/L</text:p>
          </table:table-cell>
          <table:table-cell office:value-type="string">
            <text:p><text:s/>) CRP &lt;1 ( &lt;5 mg/L ) GGT 25 ( &lt;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3954">
            <text:p>4693954</text:p>
          </table:table-cell>
          <table:table-cell office:value-type="float" office:value="131808826">
            <text:p>131808826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37202225131">
            <text:p>372022251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0913">
            <text:p>440913</text:p>
          </table:table-cell>
          <table:table-cell office:value-type="float" office:value="152473115">
            <text:p>152473115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office:value-type="string">
            <text:p>2012-12-03</text:p>
          </table:table-cell>
          <table:table-cell office:value-type="float" office:value="59015577483">
            <text:p>590155774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60436">
            <text:p>7860436</text:p>
          </table:table-cell>
          <table:table-cell office:value-type="float" office:value="84722327">
            <text:p>84722327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77458425719">
            <text:p>774584257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06832">
            <text:p>22806832</text:p>
          </table:table-cell>
          <table:table-cell office:value-type="float" office:value="160408152">
            <text:p>160408152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12022968699">
            <text:p>120229686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( mmol/L ) ALAT 46 ( &lt;41 U/L ) ASAT 22 ( &lt;40 U/L</text:p>
          </table:table-cell>
          <table:table-cell office:value-type="string">
            <text:p>ASAT 22 ( &lt;40 U/L</text:p>
          </table:table-cell>
          <table:table-cell office:value-type="string">
            <text:p><text:s/>) Kolesterool 4.5 ( 3.3 . 6.9 m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9376">
            <text:p>6859376</text:p>
          </table:table-cell>
          <table:table-cell office:value-type="float" office:value="84624913">
            <text:p>84624913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49044687565">
            <text:p>4904468756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76090">
            <text:p>15476090</text:p>
          </table:table-cell>
          <table:table-cell office:value-type="float" office:value="212807332">
            <text:p>212807332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24910479989">
            <text:p>24910479989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2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85131">
            <text:p>14785131</text:p>
          </table:table-cell>
          <table:table-cell office:value-type="float" office:value="218628328">
            <text:p>218628328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673030438619">
            <text:p>6730304386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2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23959">
            <text:p>12323959</text:p>
          </table:table-cell>
          <table:table-cell office:value-type="float" office:value="209405233">
            <text:p>209405233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86670021861">
            <text:p>866700218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35 ( &lt;33 U/L ) S , P-ASAT 22 ( &lt;32 U/L</text:p>
          </table:table-cell>
          <table:table-cell office:value-type="string">
            <text:p>S , P-ASAT 22 ( &lt;32 U/L</text:p>
          </table:table-cell>
          <table:table-cell office:value-type="string">
            <text:p><text:s/>) S , P-Bilirubiin 6 ( &lt;21 µmol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9074">
            <text:p>689074</text:p>
          </table:table-cell>
          <table:table-cell office:value-type="float" office:value="131532860">
            <text:p>131532860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2012-07-10</text:p>
          </table:table-cell>
          <table:table-cell office:value-type="float" office:value="66305939548">
            <text:p>663059395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0687">
            <text:p>16590687</text:p>
          </table:table-cell>
          <table:table-cell office:value-type="float" office:value="186462672">
            <text:p>186462672</text:p>
          </table:table-cell>
          <table:table-cell office:value-type="string">
            <text:p>2013-07-03</text:p>
          </table:table-cell>
          <table:table-cell office:value-type="string">
            <text:p>S</text:p>
          </table:table-cell>
          <table:table-cell office:value-type="string">
            <text:p>2013-06-28</text:p>
          </table:table-cell>
          <table:table-cell office:value-type="float" office:value="37447948975">
            <text:p>374479489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2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59464">
            <text:p>8259464</text:p>
          </table:table-cell>
          <table:table-cell office:value-type="float" office:value="149953559">
            <text:p>149953559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55914089173">
            <text:p>559140891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3120">
            <text:p>4333120</text:p>
          </table:table-cell>
          <table:table-cell office:value-type="float" office:value="95971601">
            <text:p>95971601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20296232404">
            <text:p>202962324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3916">
            <text:p>523916</text:p>
          </table:table-cell>
          <table:table-cell office:value-type="float" office:value="134108669">
            <text:p>134108669</text:p>
          </table:table-cell>
          <table:table-cell office:value-type="string">
            <text:p>2012-08-17</text:p>
          </table:table-cell>
          <table:table-cell office:value-type="string">
            <text:p>S</text:p>
          </table:table-cell>
          <table:table-cell office:value-type="string">
            <text:p>2012-08-16</text:p>
          </table:table-cell>
          <table:table-cell office:value-type="float" office:value="79595646722">
            <text:p>795956467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0022">
            <text:p>16490022</text:p>
          </table:table-cell>
          <table:table-cell office:value-type="float" office:value="156250420">
            <text:p>156250420</text:p>
          </table:table-cell>
          <table:table-cell office:value-type="string">
            <text:p>2013-01-07</text:p>
          </table:table-cell>
          <table:table-cell office:value-type="string">
            <text:p>S</text:p>
          </table:table-cell>
          <table:table-cell office:value-type="string">
            <text:p>2013-01-04</text:p>
          </table:table-cell>
          <table:table-cell office:value-type="float" office:value="74677186616">
            <text:p>746771866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2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99781">
            <text:p>5199781</text:p>
          </table:table-cell>
          <table:table-cell office:value-type="float" office:value="138487079">
            <text:p>138487079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88212960050">
            <text:p>882129600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NUD ! S , P-ALAT 34 ( &lt;41 U/L ) S , P-ASAT 22 ( &lt;40 U/L</text:p>
          </table:table-cell>
          <table:table-cell office:value-type="string">
            <text:p>S , P-ASAT 22 ( &lt;40 U/L</text:p>
          </table:table-cell>
          <table:table-cell office:value-type="string">
            <text:p><text:s/>) S , P-Glükoos 7.3 ( mmol/L ) </text:p>
          </table:table-cell>
          <table:table-cell office:value-type="string">
            <text:p>S , P-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39998">
            <text:p>13339998</text:p>
          </table:table-cell>
          <table:table-cell office:value-type="float" office:value="193315436">
            <text:p>193315436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767981868">
            <text:p>467679818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CRP 0,15 Lk 7,4 Hgb 14,4 Tr 231 ASAT 22</text:p>
          </table:table-cell>
          <table:table-cell office:value-type="string">
            <text:p>ASAT 22</text:p>
          </table:table-cell>
          <table:table-cell office:value-type="string">
            <text:p><text:s/>ALAT 23 Kreatiniin 65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48604">
            <text:p>4248604</text:p>
          </table:table-cell>
          <table:table-cell office:value-type="float" office:value="123457635">
            <text:p>123457635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1-11-04</text:p>
          </table:table-cell>
          <table:table-cell office:value-type="float" office:value="29630484292">
            <text:p>296304842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.23 , kreatiniin 103 , CRV 1 , ASAT 22</text:p>
          </table:table-cell>
          <table:table-cell office:value-type="string">
            <text:p>ASAT 22</text:p>
          </table:table-cell>
          <table:table-cell office:value-type="string">
            <text:p><text:s/>, ALAT 13 .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6554">
            <text:p>16516554</text:p>
          </table:table-cell>
          <table:table-cell office:value-type="float" office:value="175696224">
            <text:p>175696224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4-27</text:p>
          </table:table-cell>
          <table:table-cell office:value-type="float" office:value="48388553071">
            <text:p>483885530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91 mmol/L ) ALAT 15 ( &lt;39 U/L ) ASAT 22 ( &lt;51 U/L</text:p>
          </table:table-cell>
          <table:table-cell office:value-type="string">
            <text:p>ASAT 22 ( &lt;51 U/L</text:p>
          </table:table-cell>
          <table:table-cell office:value-type="string">
            <text:p><text:s/>) CRP &lt;1 ( mg/L ) Glükoos 6.6 (</text:p>
          </table:table-cell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6110">
            <text:p>17756110</text:p>
          </table:table-cell>
          <table:table-cell office:value-type="float" office:value="185993894">
            <text:p>185993894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58945045168">
            <text:p>589450451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1.06.201313 : 58 : ASAT 22 U/L</text:p>
          </table:table-cell>
          <table:table-cell office:value-type="string">
            <text:p>ASAT 22 U/L</text:p>
          </table:table-cell>
          <table:table-cell/>
          <table:table-cell office:value-type="string">
            <text:p>ASAT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398">
            <text:p>619398</text:p>
          </table:table-cell>
          <table:table-cell office:value-type="float" office:value="139378029">
            <text:p>139378029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75882590013">
            <text:p>758825900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3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13591">
            <text:p>17913591</text:p>
          </table:table-cell>
          <table:table-cell office:value-type="float" office:value="164512889">
            <text:p>164512889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94702914979">
            <text:p>947029149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02.201314 : 04 : ASAT 23 U/L</text:p>
          </table:table-cell>
          <table:table-cell office:value-type="string">
            <text:p>ASAT 23 U/L</text:p>
          </table:table-cell>
          <table:table-cell/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19122">
            <text:p>8519122</text:p>
          </table:table-cell>
          <table:table-cell office:value-type="float" office:value="152602609">
            <text:p>152602609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17775049008">
            <text:p>1777504900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3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6952">
            <text:p>2796952</text:p>
          </table:table-cell>
          <table:table-cell office:value-type="float" office:value="142983502">
            <text:p>142983502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72115281554">
            <text:p>721152815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4.08.201216 : 15 : ASAT 23 U/L</text:p>
          </table:table-cell>
          <table:table-cell office:value-type="string">
            <text:p>ASAT 23 U/L</text:p>
          </table:table-cell>
          <table:table-cell/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8852">
            <text:p>21588852</text:p>
          </table:table-cell>
          <table:table-cell office:value-type="float" office:value="206266422">
            <text:p>206266422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33826637171">
            <text:p>33826637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8230">
            <text:p>14328230</text:p>
          </table:table-cell>
          <table:table-cell office:value-type="float" office:value="168922315">
            <text:p>16892231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46085277897">
            <text:p>460852778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24828">
            <text:p>7124828</text:p>
          </table:table-cell>
          <table:table-cell office:value-type="float" office:value="96320656">
            <text:p>96320656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42137785915">
            <text:p>421377859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3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48367">
            <text:p>4348367</text:p>
          </table:table-cell>
          <table:table-cell office:value-type="float" office:value="124544887">
            <text:p>124544887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51798767662">
            <text:p>517987676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3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9401">
            <text:p>1849401</text:p>
          </table:table-cell>
          <table:table-cell office:value-type="float" office:value="121371977">
            <text:p>121371977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15329665900">
            <text:p>153296659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03.201213 : 19 : ASAT 23 U/L</text:p>
          </table:table-cell>
          <table:table-cell office:value-type="string">
            <text:p>ASAT 23 U/L</text:p>
          </table:table-cell>
          <table:table-cell/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9568">
            <text:p>16239568</text:p>
          </table:table-cell>
          <table:table-cell office:value-type="float" office:value="200288659">
            <text:p>200288659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4</text:p>
          </table:table-cell>
          <table:table-cell office:value-type="float" office:value="53850737374">
            <text:p>538507373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5605">
            <text:p>14495605</text:p>
          </table:table-cell>
          <table:table-cell office:value-type="float" office:value="175077796">
            <text:p>175077796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97663632350">
            <text:p>97663632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53211">
            <text:p>19753211</text:p>
          </table:table-cell>
          <table:table-cell office:value-type="float" office:value="200123350">
            <text:p>200123350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49314881704">
            <text:p>493148817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6.09.201316 : 21 : ASAT 23 U/L</text:p>
          </table:table-cell>
          <table:table-cell office:value-type="string">
            <text:p>ASAT 23 U/L</text:p>
          </table:table-cell>
          <table:table-cell/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01715">
            <text:p>24501715</text:p>
          </table:table-cell>
          <table:table-cell office:value-type="float" office:value="171237232">
            <text:p>171237232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29633928387">
            <text:p>29633928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56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56">
            <text:p>5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8815">
            <text:p>16508815</text:p>
          </table:table-cell>
          <table:table-cell office:value-type="float" office:value="164838073">
            <text:p>164838073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office:value-type="string">
            <text:p>2013-01-30</text:p>
          </table:table-cell>
          <table:table-cell office:value-type="float" office:value="35211099060">
            <text:p>352110990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7564">
            <text:p>16757564</text:p>
          </table:table-cell>
          <table:table-cell office:value-type="float" office:value="192151184">
            <text:p>192151184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2013-08-08</text:p>
          </table:table-cell>
          <table:table-cell office:value-type="float" office:value="673045677808">
            <text:p>6730456778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08.08.2013 ASAT 23 ( &lt;32 U/L</text:p>
          </table:table-cell>
          <table:table-cell office:value-type="string">
            <text:p>ASAT 2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0838">
            <text:p>19690838</text:p>
          </table:table-cell>
          <table:table-cell office:value-type="float" office:value="208627258">
            <text:p>208627258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97400454837">
            <text:p>97400454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did 2.13 mmol/L , ALAT 17 U/L , ASAT 23 U/L</text:p>
          </table:table-cell>
          <table:table-cell office:value-type="string">
            <text:p>ASAT 23 U/L</text:p>
          </table:table-cell>
          <table:table-cell office:value-type="string">
            <text:p><text:s/>, Alkaalne fosfataas 144 U/L , 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5069">
            <text:p>23645069</text:p>
          </table:table-cell>
          <table:table-cell office:value-type="float" office:value="172142843">
            <text:p>172142843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91863625156">
            <text:p>91863625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3346">
            <text:p>16273346</text:p>
          </table:table-cell>
          <table:table-cell office:value-type="float" office:value="187457794">
            <text:p>187457794</text:p>
          </table:table-cell>
          <table:table-cell office:value-type="string">
            <text:p>2013-07-09</text:p>
          </table:table-cell>
          <table:table-cell office:value-type="string">
            <text:p>S</text:p>
          </table:table-cell>
          <table:table-cell office:value-type="string">
            <text:p>2013-07-03</text:p>
          </table:table-cell>
          <table:table-cell office:value-type="float" office:value="81475475107">
            <text:p>814754751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41332">
            <text:p>17941332</text:p>
          </table:table-cell>
          <table:table-cell office:value-type="float" office:value="184750784">
            <text:p>184750784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537201">
            <text:p>673030537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3.06.201313 : 54 : ASAT 24 U/L</text:p>
          </table:table-cell>
          <table:table-cell office:value-type="string">
            <text:p>ASAT 24 U/L</text:p>
          </table:table-cell>
          <table:table-cell/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1840">
            <text:p>621840</text:p>
          </table:table-cell>
          <table:table-cell office:value-type="float" office:value="81638595">
            <text:p>81638595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office:value-type="string">
            <text:p>2012-01-11</text:p>
          </table:table-cell>
          <table:table-cell office:value-type="float" office:value="94755559405">
            <text:p>947555594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4473">
            <text:p>17674473</text:p>
          </table:table-cell>
          <table:table-cell office:value-type="float" office:value="210617420">
            <text:p>210617420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72900792937">
            <text:p>72900792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2.11.201316 : 15 : 17 : ASAT 24 U/L</text:p>
          </table:table-cell>
          <table:table-cell office:value-type="string">
            <text:p>ASAT 24 U/L</text:p>
          </table:table-cell>
          <table:table-cell office:value-type="string">
            <text:p><text:s/>[ norm .. - 40 ]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75357">
            <text:p>4775357</text:p>
          </table:table-cell>
          <table:table-cell office:value-type="float" office:value="138483891">
            <text:p>138483891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55476543162">
            <text:p>554765431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4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85815">
            <text:p>8185815</text:p>
          </table:table-cell>
          <table:table-cell office:value-type="float" office:value="134192972">
            <text:p>134192972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018782627">
            <text:p>410187826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R 26 mm/h CRP 5,8 Kreatiniin 77 ASAT 24</text:p>
          </table:table-cell>
          <table:table-cell office:value-type="string">
            <text:p>ASAT 24</text:p>
          </table:table-cell>
          <table:table-cell office:value-type="string">
            <text:p><text:s/>ALAT 10 Lk 5,8 Hgb 113 Tr 238 G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24230">
            <text:p>4224230</text:p>
          </table:table-cell>
          <table:table-cell office:value-type="float" office:value="96038051">
            <text:p>96038051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1-09-22</text:p>
          </table:table-cell>
          <table:table-cell office:value-type="float" office:value="14842161191">
            <text:p>148421611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SED : S , P-ALAT 18 ( &lt;41 U/L ) S , P-ASAT 24 ( &lt;40 U/L</text:p>
          </table:table-cell>
          <table:table-cell office:value-type="string">
            <text:p>S , P-ASAT 24 ( &lt;40 U/L</text:p>
          </table:table-cell>
          <table:table-cell office:value-type="string">
            <text:p><text:s/>) S , P-CRP 2 ( &lt;5 mg/L ) Glome</text:p>
          </table:table-cell>
          <table:table-cell office:value-type="string">
            <text:p>S , P-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9770">
            <text:p>17309770</text:p>
          </table:table-cell>
          <table:table-cell office:value-type="float" office:value="187483111">
            <text:p>187483111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94867517770">
            <text:p>948675177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04.201319 : 34 : ASAT 24 U/L</text:p>
          </table:table-cell>
          <table:table-cell office:value-type="string">
            <text:p>ASAT 24 U/L</text:p>
          </table:table-cell>
          <table:table-cell/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3878">
            <text:p>16283878</text:p>
          </table:table-cell>
          <table:table-cell office:value-type="float" office:value="205663078">
            <text:p>205663078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23</text:p>
          </table:table-cell>
          <table:table-cell office:value-type="float" office:value="94505941968">
            <text:p>945059419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7354">
            <text:p>16647354</text:p>
          </table:table-cell>
          <table:table-cell office:value-type="float" office:value="200822154">
            <text:p>200822154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office:value-type="string">
            <text:p>2013-09-16</text:p>
          </table:table-cell>
          <table:table-cell office:value-type="float" office:value="673033755094">
            <text:p>6730337550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09422">
            <text:p>12109422</text:p>
          </table:table-cell>
          <table:table-cell office:value-type="float" office:value="176953725">
            <text:p>176953725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20792631863">
            <text:p>207926318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700">
            <text:p>611700</text:p>
          </table:table-cell>
          <table:table-cell office:value-type="float" office:value="138429998">
            <text:p>138429998</text:p>
          </table:table-cell>
          <table:table-cell office:value-type="string">
            <text:p>2012-09-12</text:p>
          </table:table-cell>
          <table:table-cell office:value-type="string">
            <text:p>S</text:p>
          </table:table-cell>
          <table:table-cell office:value-type="string">
            <text:p>2012-09-10</text:p>
          </table:table-cell>
          <table:table-cell office:value-type="float" office:value="98400121331">
            <text:p>984001213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1975">
            <text:p>16241975</text:p>
          </table:table-cell>
          <table:table-cell office:value-type="float" office:value="211166989">
            <text:p>211166989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27241688524">
            <text:p>272416885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30801">
            <text:p>24530801</text:p>
          </table:table-cell>
          <table:table-cell office:value-type="float" office:value="165252751">
            <text:p>165252751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2836335657">
            <text:p>628363356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41803">
            <text:p>12741803</text:p>
          </table:table-cell>
          <table:table-cell office:value-type="float" office:value="172436699">
            <text:p>172436699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39760379719">
            <text:p>397603797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4987">
            <text:p>18404987</text:p>
          </table:table-cell>
          <table:table-cell office:value-type="float" office:value="189094073">
            <text:p>189094073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40007038292">
            <text:p>400070382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06.201314 : 05 : ASAT 24 U/L</text:p>
          </table:table-cell>
          <table:table-cell office:value-type="string">
            <text:p>ASAT 24 U/L</text:p>
          </table:table-cell>
          <table:table-cell/>
          <table:table-cell office:value-type="string">
            <text:p>ASAT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12196">
            <text:p>17812196</text:p>
          </table:table-cell>
          <table:table-cell office:value-type="float" office:value="196968829">
            <text:p>196968829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366268">
            <text:p>673030366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1.09.2013 : ASAT 24.1</text:p>
          </table:table-cell>
          <table:table-cell office:value-type="string">
            <text:p>ASAT 24.1</text:p>
          </table:table-cell>
          <table:table-cell/>
          <table:table-cell office:value-type="string">
            <text:p>ASAT</text:p>
          </table:table-cell>
          <table:table-cell table:style-name="ce1" office:value-type="float" office:value="24.1">
            <text:p>2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0478">
            <text:p>15050478</text:p>
          </table:table-cell>
          <table:table-cell office:value-type="float" office:value="167828714">
            <text:p>167828714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86183780155">
            <text:p>861837801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5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1553">
            <text:p>8021553</text:p>
          </table:table-cell>
          <table:table-cell office:value-type="float" office:value="152477500">
            <text:p>152477500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79096017346">
            <text:p>790960173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61621">
            <text:p>8761621</text:p>
          </table:table-cell>
          <table:table-cell office:value-type="float" office:value="133354530">
            <text:p>133354530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047214130">
            <text:p>7704721413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nalüüsid : SR 4 mm/h CRP 1 mg/l ASAT 25</text:p>
          </table:table-cell>
          <table:table-cell office:value-type="string">
            <text:p>ASAT 25</text:p>
          </table:table-cell>
          <table:table-cell office:value-type="string">
            <text:p><text:s/>ALAT 24 Kreatiniin 53 Lk 3,2 Hg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6316">
            <text:p>716316</text:p>
          </table:table-cell>
          <table:table-cell office:value-type="float" office:value="81622739">
            <text:p>81622739</text:p>
          </table:table-cell>
          <table:table-cell office:value-type="string">
            <text:p>2012-01-26</text:p>
          </table:table-cell>
          <table:table-cell office:value-type="string">
            <text:p>S</text:p>
          </table:table-cell>
          <table:table-cell office:value-type="string">
            <text:p>2012-01-03</text:p>
          </table:table-cell>
          <table:table-cell office:value-type="float" office:value="87933222778">
            <text:p>879332227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8542">
            <text:p>16758542</text:p>
          </table:table-cell>
          <table:table-cell office:value-type="float" office:value="166863047">
            <text:p>166863047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266189">
            <text:p>6730452661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9148">
            <text:p>16229148</text:p>
          </table:table-cell>
          <table:table-cell office:value-type="float" office:value="211377355">
            <text:p>211377355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18</text:p>
          </table:table-cell>
          <table:table-cell office:value-type="float" office:value="67064735679">
            <text:p>670647356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3 U/L ) ALP 94 ( 35 . 105 U/L ) ASAT 25 ( &lt;32 U/L</text:p>
          </table:table-cell>
          <table:table-cell office:value-type="string">
            <text:p>ASAT 2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24288">
            <text:p>24724288</text:p>
          </table:table-cell>
          <table:table-cell office:value-type="float" office:value="162556248">
            <text:p>162556248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77345327943">
            <text:p>773453279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53158">
            <text:p>23653158</text:p>
          </table:table-cell>
          <table:table-cell office:value-type="float" office:value="171671185">
            <text:p>171671185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72829481225">
            <text:p>72829481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86311">
            <text:p>8786311</text:p>
          </table:table-cell>
          <table:table-cell office:value-type="float" office:value="147416895">
            <text:p>147416895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17403173285">
            <text:p>174031732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5 ( &lt;51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0195">
            <text:p>17240195</text:p>
          </table:table-cell>
          <table:table-cell office:value-type="float" office:value="219057650">
            <text:p>219057650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4503416902">
            <text:p>645034169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9.09.2013 ASAT 25 U/L</text:p>
          </table:table-cell>
          <table:table-cell office:value-type="string">
            <text:p>ASAT 25 U/L</text:p>
          </table:table-cell>
          <table:table-cell/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1462">
            <text:p>2371462</text:p>
          </table:table-cell>
          <table:table-cell office:value-type="float" office:value="79965428">
            <text:p>79965428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13367184558">
            <text:p>133671845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.2012 aspartaadi aminotransferaas ASAT 25</text:p>
          </table:table-cell>
          <table:table-cell office:value-type="string">
            <text:p>s ASAT 25</text:p>
          </table:table-cell>
          <table:table-cell office:value-type="string">
            <text:p><text:s/>U/l &lt;=32</text:p>
          </table:table-cell>
          <table:table-cell office:value-type="string">
            <text:p>s ASAT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78028">
            <text:p>12378028</text:p>
          </table:table-cell>
          <table:table-cell office:value-type="float" office:value="191823619">
            <text:p>191823619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76345940963">
            <text:p>763459409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6670">
            <text:p>16836670</text:p>
          </table:table-cell>
          <table:table-cell office:value-type="float" office:value="213964367">
            <text:p>213964367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2013-11-29</text:p>
          </table:table-cell>
          <table:table-cell office:value-type="float" office:value="673034320923">
            <text:p>6730343209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9133">
            <text:p>18309133</text:p>
          </table:table-cell>
          <table:table-cell office:value-type="float" office:value="168074342">
            <text:p>168074342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92125024026">
            <text:p>92125024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1.03.201313 : 01 : ASAT 25 U/L</text:p>
          </table:table-cell>
          <table:table-cell office:value-type="string">
            <text:p>ASAT 25 U/L</text:p>
          </table:table-cell>
          <table:table-cell/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71882">
            <text:p>17471882</text:p>
          </table:table-cell>
          <table:table-cell office:value-type="float" office:value="173855642">
            <text:p>173855642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536304">
            <text:p>6730305363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2.04.201317 : 27 : ASAT 25 U/L</text:p>
          </table:table-cell>
          <table:table-cell office:value-type="string">
            <text:p>ASAT 25 U/L</text:p>
          </table:table-cell>
          <table:table-cell/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62057">
            <text:p>4162057</text:p>
          </table:table-cell>
          <table:table-cell office:value-type="float" office:value="123449534">
            <text:p>123449534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1-04-20</text:p>
          </table:table-cell>
          <table:table-cell office:value-type="float" office:value="82247779852">
            <text:p>822477798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ii , SR 10 , CRV &lt;6 , ALAT 37 , ASAT 25</text:p>
          </table:table-cell>
          <table:table-cell office:value-type="string">
            <text:p>ASAT 25</text:p>
          </table:table-cell>
          <table:table-cell office:value-type="string">
            <text:p><text:s/>, Kreatiniin N Vaevused püsivad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1901">
            <text:p>2691901</text:p>
          </table:table-cell>
          <table:table-cell office:value-type="float" office:value="145490078">
            <text:p>145490078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89632768141">
            <text:p>896327681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7.11.201216 : 37 : ASAT 25 U/L</text:p>
          </table:table-cell>
          <table:table-cell office:value-type="string">
            <text:p>ASAT 25 U/L</text:p>
          </table:table-cell>
          <table:table-cell/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5703">
            <text:p>15055703</text:p>
          </table:table-cell>
          <table:table-cell office:value-type="float" office:value="197730270">
            <text:p>197730270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70207137363">
            <text:p>702071373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5 ( &lt;51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01119">
            <text:p>23301119</text:p>
          </table:table-cell>
          <table:table-cell office:value-type="float" office:value="160257245">
            <text:p>160257245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88856463825">
            <text:p>888564638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6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84505">
            <text:p>22584505</text:p>
          </table:table-cell>
          <table:table-cell office:value-type="float" office:value="195561906">
            <text:p>195561906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52364080916">
            <text:p>523640809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6 ( &lt;33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4352">
            <text:p>16534352</text:p>
          </table:table-cell>
          <table:table-cell office:value-type="float" office:value="166440426">
            <text:p>166440426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office:value-type="string">
            <text:p>2013-03-08</text:p>
          </table:table-cell>
          <table:table-cell office:value-type="float" office:value="92758221546">
            <text:p>9275822154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2443">
            <text:p>15062443</text:p>
          </table:table-cell>
          <table:table-cell office:value-type="float" office:value="197638340">
            <text:p>197638340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68509818585">
            <text:p>685098185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6 ( &lt;27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17088">
            <text:p>21617088</text:p>
          </table:table-cell>
          <table:table-cell office:value-type="float" office:value="181041955">
            <text:p>181041955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86744096670">
            <text:p>867440966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.0 mmol/mol 01.02.201314 : 08 : ASAT 26 U/L</text:p>
          </table:table-cell>
          <table:table-cell office:value-type="string">
            <text:p>ASAT 26 U/L</text:p>
          </table:table-cell>
          <table:table-cell office:value-type="string">
            <text:p><text:s/>01.02.201314 : 08 : ALAT 17 U/L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92309">
            <text:p>16992309</text:p>
          </table:table-cell>
          <table:table-cell office:value-type="float" office:value="209927684">
            <text:p>209927684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673030490474">
            <text:p>673030490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10.201315 : 16 : ASAT 26 U/L</text:p>
          </table:table-cell>
          <table:table-cell office:value-type="string">
            <text:p>ASAT 26 U/L</text:p>
          </table:table-cell>
          <table:table-cell office:value-type="string">
            <text:p><text:s/>[ norm .. - 40 ]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94201">
            <text:p>24594201</text:p>
          </table:table-cell>
          <table:table-cell office:value-type="float" office:value="190455822">
            <text:p>190455822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string">
            <text:p>RUS.968384785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6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1056">
            <text:p>16431056</text:p>
          </table:table-cell>
          <table:table-cell office:value-type="float" office:value="210491954">
            <text:p>210491954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1-18</text:p>
          </table:table-cell>
          <table:table-cell office:value-type="float" office:value="72037173605">
            <text:p>720371736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1814">
            <text:p>16261814</text:p>
          </table:table-cell>
          <table:table-cell office:value-type="float" office:value="212693529">
            <text:p>212693529</text:p>
          </table:table-cell>
          <table:table-cell office:value-type="string">
            <text:p>2013-12-01</text:p>
          </table:table-cell>
          <table:table-cell office:value-type="string">
            <text:p>S</text:p>
          </table:table-cell>
          <table:table-cell office:value-type="string">
            <text:p>2013-11-13</text:p>
          </table:table-cell>
          <table:table-cell office:value-type="float" office:value="12136841652">
            <text:p>1213684165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84212">
            <text:p>17684212</text:p>
          </table:table-cell>
          <table:table-cell office:value-type="float" office:value="200922685">
            <text:p>200922685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681875415">
            <text:p>88681875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4.12.201211 : 14 : 17 : ASAT 26 U/L</text:p>
          </table:table-cell>
          <table:table-cell office:value-type="string">
            <text:p>ASAT 26 U/L</text:p>
          </table:table-cell>
          <table:table-cell office:value-type="string">
            <text:p><text:s/>[ norm .. - 32 ]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4433">
            <text:p>2774433</text:p>
          </table:table-cell>
          <table:table-cell office:value-type="float" office:value="137968303">
            <text:p>137968303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50562776194">
            <text:p>505627761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7.09.201216 : 49 : ASAT 26 U/L</text:p>
          </table:table-cell>
          <table:table-cell office:value-type="string">
            <text:p>ASAT 26 U/L</text:p>
          </table:table-cell>
          <table:table-cell/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0221">
            <text:p>680221</text:p>
          </table:table-cell>
          <table:table-cell office:value-type="float" office:value="149865923">
            <text:p>149865923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2012-11-14</text:p>
          </table:table-cell>
          <table:table-cell office:value-type="float" office:value="23622755145">
            <text:p>236227551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) S , P-ALP 75 ( 40 . 130 U/L ) S , P-ASAT 26 ( &lt;40 U/L</text:p>
          </table:table-cell>
          <table:table-cell office:value-type="string">
            <text:p>S , P-ASAT 26 ( &lt;40 U/L</text:p>
          </table:table-cell>
          <table:table-cell office:value-type="string">
            <text:p><text:s/>) S , P-Bilirubiin 5 ( &lt;21 µmol</text:p>
          </table:table-cell>
          <table:table-cell office:value-type="string">
            <text:p>S , P-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8986">
            <text:p>16248986</text:p>
          </table:table-cell>
          <table:table-cell office:value-type="float" office:value="170660132">
            <text:p>170660132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4-04</text:p>
          </table:table-cell>
          <table:table-cell office:value-type="float" office:value="40306060959">
            <text:p>403060609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.6 mmol/L ) ALAT 14 ( &lt;39 U/L ) ASAT 26 ( &lt;51 U/L</text:p>
          </table:table-cell>
          <table:table-cell office:value-type="string">
            <text:p>ASAT 26 ( &lt;51 U/L</text:p>
          </table:table-cell>
          <table:table-cell office:value-type="string">
            <text:p><text:s/>) CRP &lt;1 ( mg/L ) Glükoos 6.4 (</text:p>
          </table:table-cell>
          <table:table-cell office:value-type="string">
            <text:p>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3839">
            <text:p>16453839</text:p>
          </table:table-cell>
          <table:table-cell office:value-type="float" office:value="155173888">
            <text:p>155173888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1-30</text:p>
          </table:table-cell>
          <table:table-cell office:value-type="float" office:value="83289735309">
            <text:p>832897353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6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4364">
            <text:p>2454364</text:p>
          </table:table-cell>
          <table:table-cell office:value-type="float" office:value="149829296">
            <text:p>149829296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92593790455">
            <text:p>925937904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; K - 4,3 mmol/l ; ALAT - 21 , ASAT 27</text:p>
          </table:table-cell>
          <table:table-cell office:value-type="string">
            <text:p>ASAT 27</text:p>
          </table:table-cell>
          <table:table-cell office:value-type="string">
            <text:p>U/l ; bilirubiin 8ymol/l ; glc -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0736">
            <text:p>16840736</text:p>
          </table:table-cell>
          <table:table-cell office:value-type="float" office:value="204118323">
            <text:p>204118323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7</text:p>
          </table:table-cell>
          <table:table-cell office:value-type="float" office:value="71617131928">
            <text:p>716171319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56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56">
            <text:p>5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84683">
            <text:p>11384683</text:p>
          </table:table-cell>
          <table:table-cell office:value-type="float" office:value="160340006">
            <text:p>160340006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73644281038">
            <text:p>736442810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3426">
            <text:p>16873426</text:p>
          </table:table-cell>
          <table:table-cell office:value-type="float" office:value="196929538">
            <text:p>196929538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2013-09-02</text:p>
          </table:table-cell>
          <table:table-cell office:value-type="float" office:value="37408882524">
            <text:p>374088825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8799">
            <text:p>15068799</text:p>
          </table:table-cell>
          <table:table-cell office:value-type="float" office:value="207033467">
            <text:p>20703346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2-07-09</text:p>
          </table:table-cell>
          <table:table-cell office:value-type="float" office:value="46142626606">
            <text:p>461426266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7 ( &lt;51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958">
            <text:p>1847958</text:p>
          </table:table-cell>
          <table:table-cell office:value-type="float" office:value="130187460">
            <text:p>130187460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99710974502">
            <text:p>997109745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3.04.201211 : 58 : ASAT 27 U/L</text:p>
          </table:table-cell>
          <table:table-cell office:value-type="string">
            <text:p>ASAT 27 U/L</text:p>
          </table:table-cell>
          <table:table-cell/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5692">
            <text:p>16385692</text:p>
          </table:table-cell>
          <table:table-cell office:value-type="float" office:value="208973614">
            <text:p>208973614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office:value-type="string">
            <text:p>2013-11-13</text:p>
          </table:table-cell>
          <table:table-cell office:value-type="float" office:value="673035888700">
            <text:p>67303588870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3113">
            <text:p>1903113</text:p>
          </table:table-cell>
          <table:table-cell office:value-type="float" office:value="127277058">
            <text:p>127277058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37778644828">
            <text:p>377786448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2.06.201217 : 59 : 03 : ASAT 27 U/L</text:p>
          </table:table-cell>
          <table:table-cell office:value-type="string">
            <text:p>ASAT 27 U/L</text:p>
          </table:table-cell>
          <table:table-cell/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674">
            <text:p>531674</text:p>
          </table:table-cell>
          <table:table-cell office:value-type="float" office:value="127416851">
            <text:p>127416851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11</text:p>
          </table:table-cell>
          <table:table-cell office:value-type="float" office:value="97635386997">
            <text:p>976353869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85345">
            <text:p>18685345</text:p>
          </table:table-cell>
          <table:table-cell office:value-type="float" office:value="159880184">
            <text:p>159880184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30882778998">
            <text:p>30882778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01.201315 : 32 : 10 : ASAT 27 U/L</text:p>
          </table:table-cell>
          <table:table-cell office:value-type="string">
            <text:p>ASAT 27 U/L</text:p>
          </table:table-cell>
          <table:table-cell/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0039">
            <text:p>16730039</text:p>
          </table:table-cell>
          <table:table-cell office:value-type="float" office:value="211675774">
            <text:p>211675774</text:p>
          </table:table-cell>
          <table:table-cell office:value-type="string">
            <text:p>2013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771053029">
            <text:p>967710530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63306">
            <text:p>11663306</text:p>
          </table:table-cell>
          <table:table-cell office:value-type="float" office:value="202679633">
            <text:p>202679633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30496149255">
            <text:p>304961492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5346">
            <text:p>805346</text:p>
          </table:table-cell>
          <table:table-cell office:value-type="float" office:value="144391533">
            <text:p>144391533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88182498942">
            <text:p>881824989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7619">
            <text:p>16307619</text:p>
          </table:table-cell>
          <table:table-cell office:value-type="float" office:value="156243282">
            <text:p>156243282</text:p>
          </table:table-cell>
          <table:table-cell office:value-type="string">
            <text:p>2013-01-03</text:p>
          </table:table-cell>
          <table:table-cell office:value-type="string">
            <text:p>S</text:p>
          </table:table-cell>
          <table:table-cell office:value-type="string">
            <text:p>2013-01-03</text:p>
          </table:table-cell>
          <table:table-cell office:value-type="float" office:value="65227377227">
            <text:p>652273772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078">
            <text:p>486078</text:p>
          </table:table-cell>
          <table:table-cell office:value-type="float" office:value="152463782">
            <text:p>152463782</text:p>
          </table:table-cell>
          <table:table-cell office:value-type="string">
            <text:p>2012-12-08</text:p>
          </table:table-cell>
          <table:table-cell office:value-type="string">
            <text:p>S</text:p>
          </table:table-cell>
          <table:table-cell office:value-type="string">
            <text:p>2012-12-05</text:p>
          </table:table-cell>
          <table:table-cell office:value-type="float" office:value="77918261013">
            <text:p>779182610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20534">
            <text:p>12320534</text:p>
          </table:table-cell>
          <table:table-cell office:value-type="float" office:value="199236289">
            <text:p>199236289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6337908">
            <text:p>6730363379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7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6573">
            <text:p>16576573</text:p>
          </table:table-cell>
          <table:table-cell office:value-type="float" office:value="163338751">
            <text:p>163338751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office:value-type="string">
            <text:p>2013-02-12</text:p>
          </table:table-cell>
          <table:table-cell office:value-type="float" office:value="99862377911">
            <text:p>998623779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5849">
            <text:p>11035849</text:p>
          </table:table-cell>
          <table:table-cell office:value-type="float" office:value="190515782">
            <text:p>190515782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76190554108">
            <text:p>761905541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52 g/L ) ALAT 42 ↑ ( &lt;41 U/L ) ASAT 28 ( &lt;40 U/L</text:p>
          </table:table-cell>
          <table:table-cell office:value-type="string">
            <text:p>ASAT 28 ( &lt;40 U/L</text:p>
          </table:table-cell>
          <table:table-cell office:value-type="string">
            <text:p><text:s/>) CRP ( kõrgtundlik ) 1.91 ( mg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8260">
            <text:p>24128260</text:p>
          </table:table-cell>
          <table:table-cell office:value-type="float" office:value="160262157">
            <text:p>160262157</text:p>
          </table:table-cell>
          <table:table-cell office:value-type="string">
            <text:p>2012-03-04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673030330721">
            <text:p>673030330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8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5192">
            <text:p>16765192</text:p>
          </table:table-cell>
          <table:table-cell office:value-type="float" office:value="211137072">
            <text:p>211137072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2013-11-21</text:p>
          </table:table-cell>
          <table:table-cell office:value-type="float" office:value="673032274632">
            <text:p>6730322746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00852">
            <text:p>12600852</text:p>
          </table:table-cell>
          <table:table-cell office:value-type="float" office:value="179455552">
            <text:p>179455552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0356029509">
            <text:p>603560295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4471">
            <text:p>16284471</text:p>
          </table:table-cell>
          <table:table-cell office:value-type="float" office:value="219287976">
            <text:p>219287976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27</text:p>
          </table:table-cell>
          <table:table-cell office:value-type="float" office:value="673047189518">
            <text:p>6730471895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33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49559">
            <text:p>15049559</text:p>
          </table:table-cell>
          <table:table-cell office:value-type="float" office:value="166511994">
            <text:p>166511994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43420076941">
            <text:p>434200769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51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9084">
            <text:p>15959084</text:p>
          </table:table-cell>
          <table:table-cell office:value-type="float" office:value="173256716">
            <text:p>173256716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office:value-type="string">
            <text:p>2013-03-31</text:p>
          </table:table-cell>
          <table:table-cell office:value-type="float" office:value="673046668416">
            <text:p>6730466684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0959">
            <text:p>16410959</text:p>
          </table:table-cell>
          <table:table-cell office:value-type="float" office:value="168433497">
            <text:p>168433497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office:value-type="string">
            <text:p>2013-03-18</text:p>
          </table:table-cell>
          <table:table-cell office:value-type="float" office:value="55880856590">
            <text:p>558808565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2094">
            <text:p>19862094</text:p>
          </table:table-cell>
          <table:table-cell office:value-type="float" office:value="179170991">
            <text:p>179170991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9175766285">
            <text:p>691757662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6.05.201315 : 12 : ASAT 28 U/L</text:p>
          </table:table-cell>
          <table:table-cell office:value-type="string">
            <text:p>ASAT 28 U/L</text:p>
          </table:table-cell>
          <table:table-cell/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6716">
            <text:p>16366716</text:p>
          </table:table-cell>
          <table:table-cell office:value-type="float" office:value="163992293">
            <text:p>163992293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14</text:p>
          </table:table-cell>
          <table:table-cell office:value-type="float" office:value="60024072265">
            <text:p>600240722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03081">
            <text:p>22703081</text:p>
          </table:table-cell>
          <table:table-cell office:value-type="float" office:value="213887631">
            <text:p>213887631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10809013002">
            <text:p>108090130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8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736">
            <text:p>695736</text:p>
          </table:table-cell>
          <table:table-cell office:value-type="float" office:value="81622408">
            <text:p>81622408</text:p>
          </table:table-cell>
          <table:table-cell office:value-type="string">
            <text:p>2011-12-27</text:p>
          </table:table-cell>
          <table:table-cell office:value-type="string">
            <text:p>S</text:p>
          </table:table-cell>
          <table:table-cell office:value-type="string">
            <text:p>2011-12-24</text:p>
          </table:table-cell>
          <table:table-cell office:value-type="float" office:value="34853680253">
            <text:p>348536802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8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79614">
            <text:p>17279614</text:p>
          </table:table-cell>
          <table:table-cell office:value-type="float" office:value="182200369">
            <text:p>182200369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335581">
            <text:p>6730303355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3.06.2013 ASAT 28 U/L</text:p>
          </table:table-cell>
          <table:table-cell office:value-type="string">
            <text:p>ASAT 28 U/L</text:p>
          </table:table-cell>
          <table:table-cell/>
          <table:table-cell office:value-type="string">
            <text:p>ASAT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50376">
            <text:p>7050376</text:p>
          </table:table-cell>
          <table:table-cell office:value-type="float" office:value="124552394">
            <text:p>124552394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13980437639">
            <text:p>1398043763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9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9110">
            <text:p>16899110</text:p>
          </table:table-cell>
          <table:table-cell office:value-type="float" office:value="163697617">
            <text:p>163697617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26059563780">
            <text:p>260595637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9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66341">
            <text:p>7966341</text:p>
          </table:table-cell>
          <table:table-cell office:value-type="float" office:value="143441340">
            <text:p>143441340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44332654534">
            <text:p>443326545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9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074">
            <text:p>266074</text:p>
          </table:table-cell>
          <table:table-cell office:value-type="float" office:value="131426120">
            <text:p>131426120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9</text:p>
          </table:table-cell>
          <table:table-cell office:value-type="float" office:value="32191015964">
            <text:p>321910159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S , P-ALP 61 ( 35 . 105 U/L ) , S , P-ASAT 29 ( &lt;32 U/L</text:p>
          </table:table-cell>
          <table:table-cell office:value-type="string">
            <text:p>S , P-ASAT 29 ( &lt;32 U/L</text:p>
          </table:table-cell>
          <table:table-cell office:value-type="string">
            <text:p><text:s/>) , S , P-CRP 10 ( &lt;5 mg/L ) , </text:p>
          </table:table-cell>
          <table:table-cell office:value-type="string">
            <text:p>S , P-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51776">
            <text:p>2751776</text:p>
          </table:table-cell>
          <table:table-cell office:value-type="float" office:value="149861959">
            <text:p>149861959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30842646064">
            <text:p>308426460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11.201214 : 28 : 25 : ASAT 29 U/L</text:p>
          </table:table-cell>
          <table:table-cell office:value-type="string">
            <text:p>ASAT 29 U/L</text:p>
          </table:table-cell>
          <table:table-cell/>
          <table:table-cell office:value-type="string">
            <text:p>ASAT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48195">
            <text:p>18148195</text:p>
          </table:table-cell>
          <table:table-cell office:value-type="float" office:value="179890517">
            <text:p>179890517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24651833891">
            <text:p>246518338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5.05.201320 : 08 : 31 : ASAT 29 U/L</text:p>
          </table:table-cell>
          <table:table-cell office:value-type="string">
            <text:p>ASAT 29 U/L</text:p>
          </table:table-cell>
          <table:table-cell/>
          <table:table-cell office:value-type="string">
            <text:p>ASAT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19498">
            <text:p>12819498</text:p>
          </table:table-cell>
          <table:table-cell office:value-type="float" office:value="216981528">
            <text:p>216981528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0540008">
            <text:p>6730305400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9 ( &lt;5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58680">
            <text:p>4858680</text:p>
          </table:table-cell>
          <table:table-cell office:value-type="float" office:value="149889839">
            <text:p>149889839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27674726742">
            <text:p>276747267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) , S , P-ALAT 53 ( &lt;33 U/L ) , S , P-ASAT 29 ( &lt;32 U/L</text:p>
          </table:table-cell>
          <table:table-cell office:value-type="string">
            <text:p>S , P-ASAT 29 ( &lt;32 U/L</text:p>
          </table:table-cell>
          <table:table-cell office:value-type="string">
            <text:p><text:s/>) , Glomerulaarfiltratsiooni ki</text:p>
          </table:table-cell>
          <table:table-cell office:value-type="string">
            <text:p>S , P-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1583">
            <text:p>24311583</text:p>
          </table:table-cell>
          <table:table-cell office:value-type="float" office:value="206944944">
            <text:p>206944944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17488851605">
            <text:p>17488851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9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0768">
            <text:p>22870768</text:p>
          </table:table-cell>
          <table:table-cell office:value-type="float" office:value="185715433">
            <text:p>185715433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50815630469">
            <text:p>50815630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2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37248">
            <text:p>12737248</text:p>
          </table:table-cell>
          <table:table-cell office:value-type="float" office:value="181067467">
            <text:p>181067467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673030341191">
            <text:p>6730303411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6011">
            <text:p>16806011</text:p>
          </table:table-cell>
          <table:table-cell office:value-type="float" office:value="204607979">
            <text:p>204607979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52926976715">
            <text:p>529269767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30</text:p>
          </table:table-cell>
          <table:table-cell office:value-type="string">
            <text:p><text:s/>↑ ( &lt;27 U/L )</text:p>
          </table:table-cell>
          <table:table-cell office:value-type="string">
            <text:p>ASAT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48157">
            <text:p>7148157</text:p>
          </table:table-cell>
          <table:table-cell office:value-type="float" office:value="126819904">
            <text:p>126819904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87878152394">
            <text:p>8787815239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0 ( &lt;5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27239">
            <text:p>19427239</text:p>
          </table:table-cell>
          <table:table-cell office:value-type="float" office:value="213588595">
            <text:p>213588595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23672355977">
            <text:p>23672355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11.201315 : 09 : ASAT 30 U/L</text:p>
          </table:table-cell>
          <table:table-cell office:value-type="string">
            <text:p>ASAT 30 U/L</text:p>
          </table:table-cell>
          <table:table-cell/>
          <table:table-cell office:value-type="string">
            <text:p>ASAT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0491">
            <text:p>15070491</text:p>
          </table:table-cell>
          <table:table-cell office:value-type="float" office:value="156398558">
            <text:p>156398558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673039980562">
            <text:p>6730399805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0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7629">
            <text:p>18177629</text:p>
          </table:table-cell>
          <table:table-cell office:value-type="float" office:value="174755474">
            <text:p>174755474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76401474799">
            <text:p>76401474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03.201316 : 55 : ASAT 30 U/L</text:p>
          </table:table-cell>
          <table:table-cell office:value-type="string">
            <text:p>ASAT 30 U/L</text:p>
          </table:table-cell>
          <table:table-cell/>
          <table:table-cell office:value-type="string">
            <text:p>ASAT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77145">
            <text:p>6777145</text:p>
          </table:table-cell>
          <table:table-cell office:value-type="float" office:value="79913759">
            <text:p>79913759</text:p>
          </table:table-cell>
          <table:table-cell office:value-type="string">
            <text:p>2011-12-28</text:p>
          </table:table-cell>
          <table:table-cell office:value-type="string">
            <text:p>S</text:p>
          </table:table-cell>
          <table:table-cell office:value-type="string">
            <text:p>2011-12-23</text:p>
          </table:table-cell>
          <table:table-cell office:value-type="float" office:value="97918652752">
            <text:p>979186527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01143">
            <text:p>6901143</text:p>
          </table:table-cell>
          <table:table-cell office:value-type="float" office:value="84616490">
            <text:p>84616490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57864750115">
            <text:p>578647501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3503">
            <text:p>16533503</text:p>
          </table:table-cell>
          <table:table-cell office:value-type="float" office:value="201096742">
            <text:p>201096742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18</text:p>
          </table:table-cell>
          <table:table-cell office:value-type="float" office:value="673043931422">
            <text:p>6730439314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880">
            <text:p>480880</text:p>
          </table:table-cell>
          <table:table-cell office:value-type="float" office:value="131488063">
            <text:p>131488063</text:p>
          </table:table-cell>
          <table:table-cell office:value-type="string">
            <text:p>2012-07-17</text:p>
          </table:table-cell>
          <table:table-cell office:value-type="string">
            <text:p>S</text:p>
          </table:table-cell>
          <table:table-cell office:value-type="string">
            <text:p>2012-07-07</text:p>
          </table:table-cell>
          <table:table-cell office:value-type="string">
            <text:p>DNK.790879482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0116">
            <text:p>22670116</text:p>
          </table:table-cell>
          <table:table-cell office:value-type="float" office:value="160328727">
            <text:p>160328727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15939782387">
            <text:p>15939782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83461">
            <text:p>17583461</text:p>
          </table:table-cell>
          <table:table-cell office:value-type="float" office:value="184098867">
            <text:p>184098867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78124942198">
            <text:p>781249421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-4,98 , CRP-1,43 , CREA 55,0 , ASAT-30,7</text:p>
          </table:table-cell>
          <table:table-cell office:value-type="string">
            <text:p>ASAT-30,7</text:p>
          </table:table-cell>
          <table:table-cell office:value-type="string">
            <text:p><text:s/>, ALAT 27,2 TSH-6,62</text:p>
          </table:table-cell>
          <table:table-cell office:value-type="string">
            <text:p>ASAT</text:p>
          </table:table-cell>
          <table:table-cell table:style-name="ce1" office:value-type="float" office:value="30.7">
            <text:p>30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392">
            <text:p>122392</text:p>
          </table:table-cell>
          <table:table-cell office:value-type="float" office:value="134112036">
            <text:p>134112036</text:p>
          </table:table-cell>
          <table:table-cell office:value-type="string">
            <text:p>2012-08-13</text:p>
          </table:table-cell>
          <table:table-cell office:value-type="string">
            <text:p>S</text:p>
          </table:table-cell>
          <table:table-cell office:value-type="string">
            <text:p>2012-08-08</text:p>
          </table:table-cell>
          <table:table-cell office:value-type="float" office:value="97149230325">
            <text:p>971492303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55942">
            <text:p>23855942</text:p>
          </table:table-cell>
          <table:table-cell office:value-type="float" office:value="201147772">
            <text:p>201147772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65232632489">
            <text:p>652326324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.5 mmol/L ) ALAT 30 ( &lt;33 U/L ) ASAT 31 ( &lt;32 U/L</text:p>
          </table:table-cell>
          <table:table-cell office:value-type="string">
            <text:p>ASAT 31 ( &lt;32 U/L</text:p>
          </table:table-cell>
          <table:table-cell office:value-type="string">
            <text:p><text:s/>) eGFR 77 ↓ ( &gt; 90 mL/min/1.73m</text:p>
          </table:table-cell>
          <table:table-cell office:value-type="string">
            <text:p>AS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64608">
            <text:p>10964608</text:p>
          </table:table-cell>
          <table:table-cell office:value-type="float" office:value="203549049">
            <text:p>203549049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75795457336">
            <text:p>75795457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1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89841">
            <text:p>2789841</text:p>
          </table:table-cell>
          <table:table-cell office:value-type="float" office:value="143488300">
            <text:p>143488300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67742299297">
            <text:p>677422992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3.10.201216 : 59 : ASAT 31 U/L</text:p>
          </table:table-cell>
          <table:table-cell office:value-type="string">
            <text:p>ASAT 31 U/L</text:p>
          </table:table-cell>
          <table:table-cell/>
          <table:table-cell office:value-type="string">
            <text:p>ASAT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14677">
            <text:p>17714677</text:p>
          </table:table-cell>
          <table:table-cell office:value-type="float" office:value="172879744">
            <text:p>172879744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30474786">
            <text:p>6730304747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8.01.201312 : 41 : ASAT 31 U/L</text:p>
          </table:table-cell>
          <table:table-cell office:value-type="string">
            <text:p>ASAT 31 U/L</text:p>
          </table:table-cell>
          <table:table-cell/>
          <table:table-cell office:value-type="string">
            <text:p>ASAT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5097">
            <text:p>19315097</text:p>
          </table:table-cell>
          <table:table-cell office:value-type="float" office:value="166083297">
            <text:p>166083297</text:p>
          </table:table-cell>
          <table:table-cell office:value-type="string">
            <text:p>2012-11-04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92808983364">
            <text:p>928089833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3.10.2012 : ASAT 32</text:p>
          </table:table-cell>
          <table:table-cell office:value-type="string">
            <text:p>ASAT 32</text:p>
          </table:table-cell>
          <table:table-cell/>
          <table:table-cell office:value-type="string">
            <text:p>ASAT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73063">
            <text:p>18273063</text:p>
          </table:table-cell>
          <table:table-cell office:value-type="float" office:value="186752037">
            <text:p>186752037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10997128157">
            <text:p>109971281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05.201313 : 01 : ASAT 32 U/L</text:p>
          </table:table-cell>
          <table:table-cell office:value-type="string">
            <text:p>ASAT 32 U/L</text:p>
          </table:table-cell>
          <table:table-cell/>
          <table:table-cell office:value-type="string">
            <text:p>ASAT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04614">
            <text:p>23904614</text:p>
          </table:table-cell>
          <table:table-cell office:value-type="float" office:value="209474354">
            <text:p>209474354</text:p>
          </table:table-cell>
          <table:table-cell office:value-type="string">
            <text:p>2013-11-16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96830749744">
            <text:p>96830749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2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46853">
            <text:p>19646853</text:p>
          </table:table-cell>
          <table:table-cell office:value-type="float" office:value="164095257">
            <text:p>164095257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364761">
            <text:p>6730303647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4.02.201317 : 17 : ASAT 32 U/L</text:p>
          </table:table-cell>
          <table:table-cell office:value-type="string">
            <text:p>ASAT 32 U/L</text:p>
          </table:table-cell>
          <table:table-cell/>
          <table:table-cell office:value-type="string">
            <text:p>ASAT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7678">
            <text:p>16277678</text:p>
          </table:table-cell>
          <table:table-cell office:value-type="float" office:value="215162520">
            <text:p>215162520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673039697073">
            <text:p>6730396970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3.48 g/L ) ALAT 16 ( &lt;52 U/L ) ASAT 32 ( &lt;110 U/L</text:p>
          </table:table-cell>
          <table:table-cell office:value-type="string">
            <text:p>ASAT 32 ( &lt;110 U/L</text:p>
          </table:table-cell>
          <table:table-cell office:value-type="string">
            <text:p><text:s/>) Bilirubiin 203 ( &lt;216 µmol/L </text:p>
          </table:table-cell>
          <table:table-cell office:value-type="string">
            <text:p>AS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110">
            <text:p>11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296">
            <text:p>497296</text:p>
          </table:table-cell>
          <table:table-cell office:value-type="float" office:value="81636924">
            <text:p>81636924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2012-01-17</text:p>
          </table:table-cell>
          <table:table-cell office:value-type="float" office:value="86009261091">
            <text:p>860092610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2 ( &lt;84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84">
            <text:p>84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0920">
            <text:p>21790920</text:p>
          </table:table-cell>
          <table:table-cell office:value-type="float" office:value="210214848">
            <text:p>210214848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0315989">
            <text:p>6730303159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2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03889">
            <text:p>7903889</text:p>
          </table:table-cell>
          <table:table-cell office:value-type="float" office:value="148473304">
            <text:p>148473304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14261935054">
            <text:p>1426193505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3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18485">
            <text:p>17618485</text:p>
          </table:table-cell>
          <table:table-cell office:value-type="float" office:value="156641920">
            <text:p>156641920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27706221709">
            <text:p>27706221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9.02.201215 : 49 : ASAT 33 U/L</text:p>
          </table:table-cell>
          <table:table-cell office:value-type="string">
            <text:p>ASAT 33 U/L</text:p>
          </table:table-cell>
          <table:table-cell/>
          <table:table-cell office:value-type="string">
            <text:p>ASAT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9099">
            <text:p>24699099</text:p>
          </table:table-cell>
          <table:table-cell office:value-type="float" office:value="169926265">
            <text:p>169926265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70126321067">
            <text:p>70126321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mol/L ) , ALAT 38 ( &lt;33 U/L ) , ASAT 33 ( &lt;32 U/L</text:p>
          </table:table-cell>
          <table:table-cell office:value-type="string">
            <text:p>ASAT 33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71589">
            <text:p>19271589</text:p>
          </table:table-cell>
          <table:table-cell office:value-type="float" office:value="188734144">
            <text:p>188734144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40773100">
            <text:p>6730407731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0.07.201315 : 07 : ASAT 33 U/L</text:p>
          </table:table-cell>
          <table:table-cell office:value-type="string">
            <text:p>ASAT 33 U/L</text:p>
          </table:table-cell>
          <table:table-cell office:value-type="string">
            <text:p>;10.07.201315 : 07 : ALAT 9 U/L</text:p>
          </table:table-cell>
          <table:table-cell office:value-type="string">
            <text:p>ASAT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847">
            <text:p>493847</text:p>
          </table:table-cell>
          <table:table-cell office:value-type="float" office:value="90032553">
            <text:p>90032553</text:p>
          </table:table-cell>
          <table:table-cell office:value-type="string">
            <text:p>2012-03-20</text:p>
          </table:table-cell>
          <table:table-cell office:value-type="string">
            <text:p>S</text:p>
          </table:table-cell>
          <table:table-cell office:value-type="string">
            <text:p>2012-03-14</text:p>
          </table:table-cell>
          <table:table-cell office:value-type="float" office:value="45295155232">
            <text:p>452951552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3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25064">
            <text:p>15925064</text:p>
          </table:table-cell>
          <table:table-cell office:value-type="float" office:value="203091878">
            <text:p>203091878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office:value-type="string">
            <text:p>2013-10-04</text:p>
          </table:table-cell>
          <table:table-cell office:value-type="float" office:value="91455253202">
            <text:p>914552532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3543">
            <text:p>16323543</text:p>
          </table:table-cell>
          <table:table-cell office:value-type="float" office:value="162515551">
            <text:p>162515551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office:value-type="string">
            <text:p>2013-02-08</text:p>
          </table:table-cell>
          <table:table-cell office:value-type="float" office:value="69892617846">
            <text:p>6989261784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4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329">
            <text:p>431329</text:p>
          </table:table-cell>
          <table:table-cell office:value-type="float" office:value="90467806">
            <text:p>90467806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15285711673">
            <text:p>152857116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5674">
            <text:p>16645674</text:p>
          </table:table-cell>
          <table:table-cell office:value-type="float" office:value="190287295">
            <text:p>190287295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office:value-type="string">
            <text:p>2013-07-25</text:p>
          </table:table-cell>
          <table:table-cell office:value-type="float" office:value="73897873198">
            <text:p>738978731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. 52 g/L ) ALAT 16 ( &lt;41 U/L ) ASAT 34 ( &lt;40 U/L</text:p>
          </table:table-cell>
          <table:table-cell office:value-type="string">
            <text:p>ASAT 34 ( &lt;40 U/L</text:p>
          </table:table-cell>
          <table:table-cell office:value-type="string">
            <text:p><text:s/>) CRP 13 ↑ ( &lt;5 mg/L ) Glükoos </text:p>
          </table:table-cell>
          <table:table-cell office:value-type="string">
            <text:p>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823">
            <text:p>517823</text:p>
          </table:table-cell>
          <table:table-cell office:value-type="float" office:value="152456558">
            <text:p>152456558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0-30</text:p>
          </table:table-cell>
          <table:table-cell office:value-type="float" office:value="12566623023">
            <text:p>125666230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4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6075">
            <text:p>22476075</text:p>
          </table:table-cell>
          <table:table-cell office:value-type="float" office:value="201859085">
            <text:p>201859085</text:p>
          </table:table-cell>
          <table:table-cell office:value-type="string">
            <text:p>2013-09-15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24401899253">
            <text:p>24401899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58392">
            <text:p>4958392</text:p>
          </table:table-cell>
          <table:table-cell office:value-type="float" office:value="145819534">
            <text:p>145819534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98274418348">
            <text:p>982744183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4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39831">
            <text:p>13739831</text:p>
          </table:table-cell>
          <table:table-cell office:value-type="float" office:value="157717243">
            <text:p>157717243</text:p>
          </table:table-cell>
          <table:table-cell office:value-type="string">
            <text:p>2012-08-01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673033069416">
            <text:p>6730330694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6916">
            <text:p>15056916</text:p>
          </table:table-cell>
          <table:table-cell office:value-type="float" office:value="196647512">
            <text:p>196647512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65939029294">
            <text:p>659390292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.2012 S , P-ALAT 37 ( &lt;39 U/L ) S , P-ASAT 34 ( &lt;51 U/L</text:p>
          </table:table-cell>
          <table:table-cell office:value-type="string">
            <text:p>S , P-ASAT 34 ( &lt;51 U/L</text:p>
          </table:table-cell>
          <table:table-cell office:value-type="string">
            <text:p><text:s/>) S , P-CRP &lt;1 ( mg/L ) S , P-K</text:p>
          </table:table-cell>
          <table:table-cell office:value-type="string">
            <text:p>S , P-AS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11267">
            <text:p>8411267</text:p>
          </table:table-cell>
          <table:table-cell office:value-type="float" office:value="134190222">
            <text:p>134190222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56266986755">
            <text:p>562669867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3623">
            <text:p>16503623</text:p>
          </table:table-cell>
          <table:table-cell office:value-type="float" office:value="178255542">
            <text:p>178255542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77287289947">
            <text:p>772872899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5 ( &lt;56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float" office:value="56">
            <text:p>5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88426">
            <text:p>12388426</text:p>
          </table:table-cell>
          <table:table-cell office:value-type="float" office:value="184964482">
            <text:p>184964482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30046680398">
            <text:p>300466803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35</text:p>
          </table:table-cell>
          <table:table-cell office:value-type="string">
            <text:p><text:s/>↑ ( &lt;27 U/L )</text:p>
          </table:table-cell>
          <table:table-cell office:value-type="string">
            <text:p>ASAT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00686">
            <text:p>8300686</text:p>
          </table:table-cell>
          <table:table-cell office:value-type="float" office:value="143412256">
            <text:p>143412256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31101517194">
            <text:p>3110151719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75691">
            <text:p>23675691</text:p>
          </table:table-cell>
          <table:table-cell office:value-type="float" office:value="165921147">
            <text:p>165921147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10050764459">
            <text:p>10050764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5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9597">
            <text:p>459597</text:p>
          </table:table-cell>
          <table:table-cell office:value-type="float" office:value="151113145">
            <text:p>151113145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2012-11-10</text:p>
          </table:table-cell>
          <table:table-cell office:value-type="float" office:value="64192662442">
            <text:p>641926624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058">
            <text:p>68058</text:p>
          </table:table-cell>
          <table:table-cell office:value-type="float" office:value="134092861">
            <text:p>134092861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2012-07-26</text:p>
          </table:table-cell>
          <table:table-cell office:value-type="float" office:value="45690965797">
            <text:p>456909657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6693">
            <text:p>19446693</text:p>
          </table:table-cell>
          <table:table-cell office:value-type="float" office:value="186787285">
            <text:p>186787285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89326540001">
            <text:p>89326540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1.07.201311 : 58 : ASAT 36 U/L</text:p>
          </table:table-cell>
          <table:table-cell office:value-type="string">
            <text:p>ASAT 36 U/L</text:p>
          </table:table-cell>
          <table:table-cell/>
          <table:table-cell office:value-type="string">
            <text:p>ASAT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55946">
            <text:p>21655946</text:p>
          </table:table-cell>
          <table:table-cell office:value-type="float" office:value="158318557">
            <text:p>158318557</text:p>
          </table:table-cell>
          <table:table-cell office:value-type="string">
            <text:p>2012-12-22</text:p>
          </table:table-cell>
          <table:table-cell office:value-type="string">
            <text:p>A</text:p>
          </table:table-cell>
          <table:table-cell office:value-type="string">
            <text:p>2012-12-22</text:p>
          </table:table-cell>
          <table:table-cell office:value-type="float" office:value="30623996661">
            <text:p>306239966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6 ( &lt;5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79976">
            <text:p>13279976</text:p>
          </table:table-cell>
          <table:table-cell office:value-type="float" office:value="183429741">
            <text:p>183429741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44061828416">
            <text:p>440618284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751">
            <text:p>560751</text:p>
          </table:table-cell>
          <table:table-cell office:value-type="float" office:value="148391294">
            <text:p>148391294</text:p>
          </table:table-cell>
          <table:table-cell office:value-type="string">
            <text:p>2012-11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405971187">
            <text:p>874059711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Albumiin 36 g/L , ALAT 9 U/L , ASAT 37 U/L</text:p>
          </table:table-cell>
          <table:table-cell office:value-type="string">
            <text:p>ASAT 37 U/L</text:p>
          </table:table-cell>
          <table:table-cell office:value-type="string">
            <text:p><text:s/>, Kreatiniin 57-83-63 µmol/L , </text:p>
          </table:table-cell>
          <table:table-cell office:value-type="string">
            <text:p>ASAT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3632">
            <text:p>293632</text:p>
          </table:table-cell>
          <table:table-cell office:value-type="float" office:value="87162031">
            <text:p>87162031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07</text:p>
          </table:table-cell>
          <table:table-cell office:value-type="float" office:value="52776660272">
            <text:p>527766602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76040">
            <text:p>16676040</text:p>
          </table:table-cell>
          <table:table-cell office:value-type="float" office:value="190497726">
            <text:p>190497726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30</text:p>
          </table:table-cell>
          <table:table-cell office:value-type="float" office:value="673044318361">
            <text:p>6730443183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28660">
            <text:p>16628660</text:p>
          </table:table-cell>
          <table:table-cell office:value-type="float" office:value="166805981">
            <text:p>166805981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office:value-type="string">
            <text:p>2013-03-12</text:p>
          </table:table-cell>
          <table:table-cell office:value-type="float" office:value="673030668097">
            <text:p>6730306680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7425">
            <text:p>18937425</text:p>
          </table:table-cell>
          <table:table-cell office:value-type="float" office:value="205034324">
            <text:p>205034324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801288345">
            <text:p>348012883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CRP &lt;6 mg/L ; ASAT 37 U/L</text:p>
          </table:table-cell>
          <table:table-cell office:value-type="string">
            <text:p>ASAT 37 U/L</text:p>
          </table:table-cell>
          <table:table-cell office:value-type="string">
            <text:p><text:s/>; ALAT 40 U/L ; eGFR ( MDRD ) 9</text:p>
          </table:table-cell>
          <table:table-cell office:value-type="string">
            <text:p>ASAT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4965">
            <text:p>22854965</text:p>
          </table:table-cell>
          <table:table-cell office:value-type="float" office:value="210392633">
            <text:p>210392633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454584">
            <text:p>673030454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30.10.201300 : 00 ) VASTUSED : ASAT 38 ( &lt;40 U/L</text:p>
          </table:table-cell>
          <table:table-cell office:value-type="string">
            <text:p>ASAT 38 ( &lt;40 U/L</text:p>
          </table:table-cell>
          <table:table-cell office:value-type="string">
            <text:p><text:s/>) CRP ( kõrgtundlik ) 0.19 ( mg</text:p>
          </table:table-cell>
          <table:table-cell office:value-type="string">
            <text:p>AS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89233">
            <text:p>17689233</text:p>
          </table:table-cell>
          <table:table-cell office:value-type="float" office:value="216240766">
            <text:p>216240766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65416162287">
            <text:p>654161622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3.08.201316 : 50 : ASAT 38 U/L</text:p>
          </table:table-cell>
          <table:table-cell office:value-type="string">
            <text:p>ASAT 38 U/L</text:p>
          </table:table-cell>
          <table:table-cell office:value-type="string">
            <text:p><text:s/>[ norm .. - 32 ]</text:p>
          </table:table-cell>
          <table:table-cell office:value-type="string">
            <text:p>ASAT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72019">
            <text:p>6872019</text:p>
          </table:table-cell>
          <table:table-cell office:value-type="float" office:value="144394205">
            <text:p>144394205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2012-10-17</text:p>
          </table:table-cell>
          <table:table-cell office:value-type="float" office:value="82454951520">
            <text:p>8245495152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8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37526">
            <text:p>8737526</text:p>
          </table:table-cell>
          <table:table-cell office:value-type="float" office:value="131630158">
            <text:p>131630158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86009261091">
            <text:p>8600926109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39 ( &lt;89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float" office:value="89">
            <text:p>8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17800">
            <text:p>14617800</text:p>
          </table:table-cell>
          <table:table-cell office:value-type="float" office:value="215015439">
            <text:p>215015439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86696032409">
            <text:p>866960324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9 ( &lt;5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9029">
            <text:p>16279029</text:p>
          </table:table-cell>
          <table:table-cell office:value-type="float" office:value="164200677">
            <text:p>164200677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27007613684">
            <text:p>270076136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39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6222">
            <text:p>16376222</text:p>
          </table:table-cell>
          <table:table-cell office:value-type="float" office:value="214182875">
            <text:p>214182875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4</text:p>
          </table:table-cell>
          <table:table-cell office:value-type="float" office:value="71254541870">
            <text:p>712545418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39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768">
            <text:p>724768</text:p>
          </table:table-cell>
          <table:table-cell office:value-type="float" office:value="135233648">
            <text:p>135233648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office:value-type="string">
            <text:p>2012-08-23</text:p>
          </table:table-cell>
          <table:table-cell office:value-type="float" office:value="95165694619">
            <text:p>951656946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mol/L ) , ALAT 19 ( &lt;39 U/L ) , ASAT 39 ( &lt;56 U/L</text:p>
          </table:table-cell>
          <table:table-cell office:value-type="string">
            <text:p>ASAT 39 ( &lt;56 U/L</text:p>
          </table:table-cell>
          <table:table-cell office:value-type="string">
            <text:p><text:s/>) , CRP 6 ( mg/L ) , Glükoos 7.</text:p>
          </table:table-cell>
          <table:table-cell office:value-type="string">
            <text:p>ASAT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float" office:value="56">
            <text:p>5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2741">
            <text:p>20712741</text:p>
          </table:table-cell>
          <table:table-cell office:value-type="float" office:value="192385303">
            <text:p>192385303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1-07-21</text:p>
          </table:table-cell>
          <table:table-cell office:value-type="float" office:value="83566026168">
            <text:p>835660261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3 nädala pärast - ALAT 36→36 ; ASAT 40</text:p>
          </table:table-cell>
          <table:table-cell office:value-type="string">
            <text:p>ASAT 40</text:p>
          </table:table-cell>
          <table:table-cell office:value-type="string">
            <text:p><text:s/>→ 44 , treksaani doosi suurenda</text:p>
          </table:table-cell>
          <table:table-cell office:value-type="string">
            <text:p>ASAT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23399">
            <text:p>11823399</text:p>
          </table:table-cell>
          <table:table-cell office:value-type="float" office:value="177785251">
            <text:p>177785251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15285867604">
            <text:p>152858676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40 ( &lt;56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56">
            <text:p>5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96287">
            <text:p>12196287</text:p>
          </table:table-cell>
          <table:table-cell office:value-type="float" office:value="177560762">
            <text:p>17756076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47176115">
            <text:p>6730471761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40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9353">
            <text:p>10719353</text:p>
          </table:table-cell>
          <table:table-cell office:value-type="float" office:value="205484384">
            <text:p>205484384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5547162">
            <text:p>6730355471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40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3688">
            <text:p>403688</text:p>
          </table:table-cell>
          <table:table-cell office:value-type="float" office:value="135235698">
            <text:p>135235698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office:value-type="string">
            <text:p>2012-08-15</text:p>
          </table:table-cell>
          <table:table-cell office:value-type="float" office:value="52495459620">
            <text:p>524954596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6312">
            <text:p>16596312</text:p>
          </table:table-cell>
          <table:table-cell office:value-type="float" office:value="207418712">
            <text:p>207418712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45210647731">
            <text:p>452106477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41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7478">
            <text:p>717478</text:p>
          </table:table-cell>
          <table:table-cell office:value-type="float" office:value="131486786">
            <text:p>131486786</text:p>
          </table:table-cell>
          <table:table-cell office:value-type="string">
            <text:p>2012-07-16</text:p>
          </table:table-cell>
          <table:table-cell office:value-type="string">
            <text:p>S</text:p>
          </table:table-cell>
          <table:table-cell office:value-type="string">
            <text:p>2012-07-07</text:p>
          </table:table-cell>
          <table:table-cell office:value-type="float" office:value="40406519629">
            <text:p>404065196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95079">
            <text:p>21195079</text:p>
          </table:table-cell>
          <table:table-cell office:value-type="float" office:value="189206257">
            <text:p>189206257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091163166">
            <text:p>280911631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LAt 81 U/l , ASAT 42</text:p>
          </table:table-cell>
          <table:table-cell office:value-type="string">
            <text:p>ASAT 42</text:p>
          </table:table-cell>
          <table:table-cell office:value-type="string">
            <text:p><text:s/>u/l</text:p>
          </table:table-cell>
          <table:table-cell office:value-type="string">
            <text:p>ASAT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7492">
            <text:p>597492</text:p>
          </table:table-cell>
          <table:table-cell office:value-type="float" office:value="80966113">
            <text:p>80966113</text:p>
          </table:table-cell>
          <table:table-cell office:value-type="string">
            <text:p>2012-01-11</text:p>
          </table:table-cell>
          <table:table-cell office:value-type="string">
            <text:p>S</text:p>
          </table:table-cell>
          <table:table-cell office:value-type="string">
            <text:p>2012-01-09</text:p>
          </table:table-cell>
          <table:table-cell office:value-type="float" office:value="85257553369">
            <text:p>852575533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3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2798">
            <text:p>18402798</text:p>
          </table:table-cell>
          <table:table-cell office:value-type="float" office:value="198497033">
            <text:p>198497033</text:p>
          </table:table-cell>
          <table:table-cell office:value-type="string">
            <text:p>2013-09-14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46866235642">
            <text:p>468662356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43 U/L</text:p>
          </table:table-cell>
          <table:table-cell/>
          <table:table-cell office:value-type="string">
            <text:p>ASAT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5942">
            <text:p>16225942</text:p>
          </table:table-cell>
          <table:table-cell office:value-type="float" office:value="164000143">
            <text:p>164000143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2012-12-13</text:p>
          </table:table-cell>
          <table:table-cell office:value-type="float" office:value="71533522730">
            <text:p>715335227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43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42591">
            <text:p>10542591</text:p>
          </table:table-cell>
          <table:table-cell office:value-type="float" office:value="180890267">
            <text:p>180890267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2013-05-31</text:p>
          </table:table-cell>
          <table:table-cell office:value-type="float" office:value="673043627359">
            <text:p>6730436273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44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65200">
            <text:p>4365200</text:p>
          </table:table-cell>
          <table:table-cell office:value-type="float" office:value="124557924">
            <text:p>12455792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83704324324">
            <text:p>837043243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4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4">
            <text:p>44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20913">
            <text:p>7920913</text:p>
          </table:table-cell>
          <table:table-cell office:value-type="float" office:value="148446681">
            <text:p>148446681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57002288164">
            <text:p>570022881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4 ( &lt;5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4">
            <text:p>44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9539">
            <text:p>7339539</text:p>
          </table:table-cell>
          <table:table-cell office:value-type="float" office:value="96140222">
            <text:p>96140222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78074814212">
            <text:p>780748142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3629">
            <text:p>5223629</text:p>
          </table:table-cell>
          <table:table-cell office:value-type="float" office:value="145883588">
            <text:p>145883588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44245798131">
            <text:p>442457981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5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1901">
            <text:p>16831901</text:p>
          </table:table-cell>
          <table:table-cell office:value-type="float" office:value="187286005">
            <text:p>187286005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94956221044">
            <text:p>949562210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45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8551">
            <text:p>4278551</text:p>
          </table:table-cell>
          <table:table-cell office:value-type="float" office:value="125069455">
            <text:p>125069455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31395049121">
            <text:p>313950491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6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05334">
            <text:p>7905334</text:p>
          </table:table-cell>
          <table:table-cell office:value-type="float" office:value="134141966">
            <text:p>134141966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74098025265">
            <text:p>740980252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4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6575">
            <text:p>2046575</text:p>
          </table:table-cell>
          <table:table-cell office:value-type="float" office:value="124862650">
            <text:p>124862650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65292715513">
            <text:p>652927155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2.06.201216 : 22 : ASAT 47 U/L</text:p>
          </table:table-cell>
          <table:table-cell office:value-type="string">
            <text:p>ASAT 47 U/L</text:p>
          </table:table-cell>
          <table:table-cell/>
          <table:table-cell office:value-type="string">
            <text:p>ASAT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7955">
            <text:p>16267955</text:p>
          </table:table-cell>
          <table:table-cell office:value-type="float" office:value="217199010">
            <text:p>217199010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12</text:p>
          </table:table-cell>
          <table:table-cell office:value-type="float" office:value="673045612864">
            <text:p>6730456128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48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3465">
            <text:p>9943465</text:p>
          </table:table-cell>
          <table:table-cell office:value-type="float" office:value="160195111">
            <text:p>160195111</text:p>
          </table:table-cell>
          <table:table-cell office:value-type="string">
            <text:p>2013-01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971073078">
            <text:p>579710730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07.01.13 analüüsides ALAT 85 , ASAT 50</text:p>
          </table:table-cell>
          <table:table-cell office:value-type="string">
            <text:p>ASAT 50</text:p>
          </table:table-cell>
          <table:table-cell office:value-type="string">
            <text:p><text:s/>) 16.01.13 .</text:p>
          </table:table-cell>
          <table:table-cell office:value-type="string">
            <text:p>ASAT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8183">
            <text:p>778183</text:p>
          </table:table-cell>
          <table:table-cell office:value-type="float" office:value="141700832">
            <text:p>141700832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89414688551">
            <text:p>894146885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1">
            <text:p>5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976">
            <text:p>492976</text:p>
          </table:table-cell>
          <table:table-cell office:value-type="float" office:value="151109593">
            <text:p>151109593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44457565415">
            <text:p>444575654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1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1">
            <text:p>51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07373">
            <text:p>4107373</text:p>
          </table:table-cell>
          <table:table-cell office:value-type="float" office:value="125144595">
            <text:p>125144595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71932696602">
            <text:p>719326966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1176">
            <text:p>16831176</text:p>
          </table:table-cell>
          <table:table-cell office:value-type="float" office:value="210616685">
            <text:p>210616685</text:p>
          </table:table-cell>
          <table:table-cell office:value-type="string">
            <text:p>2013-11-21</text:p>
          </table:table-cell>
          <table:table-cell office:value-type="string">
            <text:p>S</text:p>
          </table:table-cell>
          <table:table-cell office:value-type="string">
            <text:p>2013-11-13</text:p>
          </table:table-cell>
          <table:table-cell office:value-type="float" office:value="673032154373">
            <text:p>6730321543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g/L ) ; ALAT 61 ↑ ( &lt;33 U/L ) ; ASAT 53</text:p>
          </table:table-cell>
          <table:table-cell office:value-type="string">
            <text:p>ASAT 53</text:p>
          </table:table-cell>
          <table:table-cell office:value-type="string">
            <text:p><text:s/>↑ ( &lt;32 U/L ) ; CRP 4 ( &lt;5 mg/L</text:p>
          </table:table-cell>
          <table:table-cell office:value-type="string">
            <text:p>ASAT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7380">
            <text:p>16837380</text:p>
          </table:table-cell>
          <table:table-cell office:value-type="float" office:value="189534445">
            <text:p>189534445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office:value-type="string">
            <text:p>2013-07-11</text:p>
          </table:table-cell>
          <table:table-cell office:value-type="float" office:value="62380069966">
            <text:p>623800699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54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33213">
            <text:p>8533213</text:p>
          </table:table-cell>
          <table:table-cell office:value-type="float" office:value="131779310">
            <text:p>131779310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40487471284">
            <text:p>404874712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5">
            <text:p>5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74345">
            <text:p>20574345</text:p>
          </table:table-cell>
          <table:table-cell office:value-type="float" office:value="191127936">
            <text:p>191127936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63190312721">
            <text:p>63190312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66 m/h , leukots 3,6 x 109/l , ASAT 55</text:p>
          </table:table-cell>
          <table:table-cell office:value-type="string">
            <text:p>ASAT 55</text:p>
          </table:table-cell>
          <table:table-cell office:value-type="string">
            <text:p><text:s/>, ALAT 51 U/l</text:p>
          </table:table-cell>
          <table:table-cell office:value-type="string">
            <text:p>ASAT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419">
            <text:p>409419</text:p>
          </table:table-cell>
          <table:table-cell office:value-type="float" office:value="148402396">
            <text:p>148402396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2012-11-12</text:p>
          </table:table-cell>
          <table:table-cell office:value-type="float" office:value="14997677540">
            <text:p>149976775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5">
            <text:p>5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70135">
            <text:p>20870135</text:p>
          </table:table-cell>
          <table:table-cell office:value-type="float" office:value="205469392">
            <text:p>205469392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63190312721">
            <text:p>63190312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66 m/h , leukots 3,6 x 109/l , ASAT 55</text:p>
          </table:table-cell>
          <table:table-cell office:value-type="string">
            <text:p>ASAT 55</text:p>
          </table:table-cell>
          <table:table-cell office:value-type="string">
            <text:p><text:s/>, ALAT 51 U/l</text:p>
          </table:table-cell>
          <table:table-cell office:value-type="string">
            <text:p>ASAT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811">
            <text:p>1870811</text:p>
          </table:table-cell>
          <table:table-cell office:value-type="float" office:value="128387437">
            <text:p>128387437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421719935">
            <text:p>884217199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9.06.2012 : 28.06.201217 : 16 : ASAT 55 U/L</text:p>
          </table:table-cell>
          <table:table-cell office:value-type="string">
            <text:p>ASAT 55 U/L</text:p>
          </table:table-cell>
          <table:table-cell/>
          <table:table-cell office:value-type="string">
            <text:p>ASAT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55033">
            <text:p>21455033</text:p>
          </table:table-cell>
          <table:table-cell office:value-type="float" office:value="213390106">
            <text:p>213390106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2203645">
            <text:p>6730322036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57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00199">
            <text:p>3800199</text:p>
          </table:table-cell>
          <table:table-cell office:value-type="float" office:value="152356468">
            <text:p>152356468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79492142134">
            <text:p>794921421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nud maksa tsütolüüsi näitajad - ASAT 57</text:p>
          </table:table-cell>
          <table:table-cell office:value-type="string">
            <text:p>ASAT 57</text:p>
          </table:table-cell>
          <table:table-cell office:value-type="string">
            <text:p><text:s/>, ALAT - 64 .</text:p>
          </table:table-cell>
          <table:table-cell office:value-type="string">
            <text:p>ASAT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95982">
            <text:p>5095982</text:p>
          </table:table-cell>
          <table:table-cell office:value-type="float" office:value="143438815">
            <text:p>143438815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21446955617">
            <text:p>214469556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7">
            <text:p>5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3260">
            <text:p>16803260</text:p>
          </table:table-cell>
          <table:table-cell office:value-type="float" office:value="174748002">
            <text:p>174748002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2013-04-28</text:p>
          </table:table-cell>
          <table:table-cell office:value-type="float" office:value="673034701065">
            <text:p>6730347010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57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57">
            <text:p>5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41095">
            <text:p>12341095</text:p>
          </table:table-cell>
          <table:table-cell office:value-type="float" office:value="211273985">
            <text:p>211273985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7239426">
            <text:p>6730372394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59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87897">
            <text:p>4987897</text:p>
          </table:table-cell>
          <table:table-cell office:value-type="float" office:value="136400648">
            <text:p>136400648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13001555890">
            <text:p>130015558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59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59">
            <text:p>59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86744">
            <text:p>15786744</text:p>
          </table:table-cell>
          <table:table-cell office:value-type="float" office:value="202309324">
            <text:p>202309324</text:p>
          </table:table-cell>
          <table:table-cell office:value-type="string">
            <text:p>2013-10-09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673037979464">
            <text:p>6730379794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60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8582">
            <text:p>16238582</text:p>
          </table:table-cell>
          <table:table-cell office:value-type="float" office:value="173350874">
            <text:p>173350874</text:p>
          </table:table-cell>
          <table:table-cell office:value-type="string">
            <text:p>2013-04-23</text:p>
          </table:table-cell>
          <table:table-cell office:value-type="string">
            <text:p>S</text:p>
          </table:table-cell>
          <table:table-cell office:value-type="string">
            <text:p>2013-04-17</text:p>
          </table:table-cell>
          <table:table-cell office:value-type="float" office:value="74677186616">
            <text:p>746771866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U/L ) ALP 195 ( 40 . 130 U/L ) ASAT 61 ( &lt;40 U/L</text:p>
          </table:table-cell>
          <table:table-cell office:value-type="string">
            <text:p>ASAT 61 ( &lt;40 U/L</text:p>
          </table:table-cell>
          <table:table-cell office:value-type="string">
            <text:p><text:s/>) Bilirubiin 8 ( &lt;21 µmol/L ) C</text:p>
          </table:table-cell>
          <table:table-cell office:value-type="string">
            <text:p>ASAT</text:p>
          </table:table-cell>
          <table:table-cell office:value-type="float" office:value="61">
            <text:p>6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711">
            <text:p>678711</text:p>
          </table:table-cell>
          <table:table-cell office:value-type="float" office:value="145800128">
            <text:p>145800128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10-11</text:p>
          </table:table-cell>
          <table:table-cell office:value-type="float" office:value="62440050298">
            <text:p>624400502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31 ( &lt;33 U/L ) S , P-ASAT 62 ( &lt;32 U/L</text:p>
          </table:table-cell>
          <table:table-cell office:value-type="string">
            <text:p>S , P-ASAT 62 ( &lt;32 U/L</text:p>
          </table:table-cell>
          <table:table-cell office:value-type="string">
            <text:p><text:s/>) S , P-CRP 17 ( &lt;5 mg/L ) S , </text:p>
          </table:table-cell>
          <table:table-cell office:value-type="string">
            <text:p>S , P-ASAT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8178">
            <text:p>16308178</text:p>
          </table:table-cell>
          <table:table-cell office:value-type="float" office:value="210378313">
            <text:p>210378313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1-05</text:p>
          </table:table-cell>
          <table:table-cell office:value-type="float" office:value="673042384834">
            <text:p>6730423848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62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4551">
            <text:p>9774551</text:p>
          </table:table-cell>
          <table:table-cell office:value-type="float" office:value="157577798">
            <text:p>157577798</text:p>
          </table:table-cell>
          <table:table-cell office:value-type="string">
            <text:p>2013-0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5767235855">
            <text:p>257672358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T 254x109/L , kreat 48mkmol/l , ASAT 62</text:p>
          </table:table-cell>
          <table:table-cell office:value-type="string">
            <text:p>ASAT 62</text:p>
          </table:table-cell>
          <table:table-cell office:value-type="string">
            <text:p><text:s/>U/l , ALAT 101 U/L , uriinianal</text:p>
          </table:table-cell>
          <table:table-cell office:value-type="string">
            <text:p>ASAT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3849">
            <text:p>16243849</text:p>
          </table:table-cell>
          <table:table-cell office:value-type="float" office:value="191115927">
            <text:p>191115927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office:value-type="string">
            <text:p>2013-08-01</text:p>
          </table:table-cell>
          <table:table-cell office:value-type="float" office:value="673036158748">
            <text:p>6730361587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63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48855">
            <text:p>22548855</text:p>
          </table:table-cell>
          <table:table-cell office:value-type="float" office:value="212707126">
            <text:p>212707126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482592246">
            <text:p>324825922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64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42005">
            <text:p>13542005</text:p>
          </table:table-cell>
          <table:table-cell office:value-type="float" office:value="199924088">
            <text:p>199924088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21141179735">
            <text:p>211411797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64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8801">
            <text:p>16528801</text:p>
          </table:table-cell>
          <table:table-cell office:value-type="float" office:value="202617413">
            <text:p>202617413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office:value-type="string">
            <text:p>2013-09-26</text:p>
          </table:table-cell>
          <table:table-cell office:value-type="float" office:value="66162615437">
            <text:p>661626154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65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9500">
            <text:p>16329500</text:p>
          </table:table-cell>
          <table:table-cell office:value-type="float" office:value="182429045">
            <text:p>182429045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673042259636">
            <text:p>6730422596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6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5237">
            <text:p>15065237</text:p>
          </table:table-cell>
          <table:table-cell office:value-type="float" office:value="207033223">
            <text:p>207033223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79819973330">
            <text:p>798199733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66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1166">
            <text:p>12461166</text:p>
          </table:table-cell>
          <table:table-cell office:value-type="float" office:value="204223353">
            <text:p>204223353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351844">
            <text:p>6730303518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tes on muutusi ( ALAT-92U/l ja ASAT-66</text:p>
          </table:table-cell>
          <table:table-cell office:value-type="string">
            <text:p>ASAT-66</text:p>
          </table:table-cell>
          <table:table-cell office:value-type="string">
            <text:p>U/l )--&gt; soovitav oleks perearst</text:p>
          </table:table-cell>
          <table:table-cell office:value-type="string">
            <text:p>ASAT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8242">
            <text:p>508242</text:p>
          </table:table-cell>
          <table:table-cell office:value-type="float" office:value="79915981">
            <text:p>79915981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2011-12-19</text:p>
          </table:table-cell>
          <table:table-cell office:value-type="float" office:value="23074440061">
            <text:p>230744400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6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17724">
            <text:p>11517724</text:p>
          </table:table-cell>
          <table:table-cell office:value-type="float" office:value="212097621">
            <text:p>21209762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76083897962">
            <text:p>760838979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 U/L ) ALP 71 ( 40 . 130 U/L ) ASAT 67</text:p>
          </table:table-cell>
          <table:table-cell office:value-type="string">
            <text:p>ASAT 67</text:p>
          </table:table-cell>
          <table:table-cell office:value-type="string">
            <text:p><text:s/>↑ ( &lt;40 U/L ) GGT 16 ( &lt;60 U/L </text:p>
          </table:table-cell>
          <table:table-cell office:value-type="string">
            <text:p>ASAT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4685">
            <text:p>734685</text:p>
          </table:table-cell>
          <table:table-cell office:value-type="float" office:value="140841821">
            <text:p>140841821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36659896625">
            <text:p>366598966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68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3821">
            <text:p>643821</text:p>
          </table:table-cell>
          <table:table-cell office:value-type="float" office:value="95642193">
            <text:p>95642193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20821263094">
            <text:p>208212630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68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9618">
            <text:p>16269618</text:p>
          </table:table-cell>
          <table:table-cell office:value-type="float" office:value="170040047">
            <text:p>170040047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office:value-type="string">
            <text:p>2013-03-28</text:p>
          </table:table-cell>
          <table:table-cell office:value-type="float" office:value="94236398440">
            <text:p>942363984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70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9027">
            <text:p>669027</text:p>
          </table:table-cell>
          <table:table-cell office:value-type="float" office:value="149865742">
            <text:p>149865742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15</text:p>
          </table:table-cell>
          <table:table-cell office:value-type="float" office:value="90479260556">
            <text:p>904792605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72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0621">
            <text:p>16780621</text:p>
          </table:table-cell>
          <table:table-cell office:value-type="float" office:value="183557797">
            <text:p>183557797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82720697955">
            <text:p>827206979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Amülaas 99 ( 28 . 100 U/L ) ASAT 75 ( &lt;40 U/L</text:p>
          </table:table-cell>
          <table:table-cell office:value-type="string">
            <text:p>ASAT 75 ( &lt;40 U/L</text:p>
          </table:table-cell>
          <table:table-cell office:value-type="string">
            <text:p><text:s/>) Bilirubiin 16 ( &lt;21 µmol/L ) </text:p>
          </table:table-cell>
          <table:table-cell office:value-type="string">
            <text:p>ASAT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5176">
            <text:p>18835176</text:p>
          </table:table-cell>
          <table:table-cell office:value-type="float" office:value="176126666">
            <text:p>176126666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22231788840">
            <text:p>22231788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9.03.201314 : 15 : 40 : ASAT 77 U/L</text:p>
          </table:table-cell>
          <table:table-cell office:value-type="string">
            <text:p>ASAT 77 U/L</text:p>
          </table:table-cell>
          <table:table-cell/>
          <table:table-cell office:value-type="string">
            <text:p>ASAT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6695">
            <text:p>6046695</text:p>
          </table:table-cell>
          <table:table-cell office:value-type="float" office:value="83241827">
            <text:p>83241827</text:p>
          </table:table-cell>
          <table:table-cell office:value-type="string">
            <text:p>2012-02-13</text:p>
          </table:table-cell>
          <table:table-cell office:value-type="string">
            <text:p>S</text:p>
          </table:table-cell>
          <table:table-cell office:value-type="string">
            <text:p>2012-02-07</text:p>
          </table:table-cell>
          <table:table-cell office:value-type="float" office:value="39606527415">
            <text:p>396065274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S - ASAT 78,0</text:p>
          </table:table-cell>
          <table:table-cell office:value-type="string">
            <text:p>ASAT 78,0</text:p>
          </table:table-cell>
          <table:table-cell office:value-type="string">
            <text:p><text:s/>S ASAT 19,2</text:p>
          </table:table-cell>
          <table:table-cell office:value-type="string">
            <text:p>ASAT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7720">
            <text:p>23187720</text:p>
          </table:table-cell>
          <table:table-cell office:value-type="float" office:value="177511312">
            <text:p>177511312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74727149371">
            <text:p>747271493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80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6838">
            <text:p>16656838</text:p>
          </table:table-cell>
          <table:table-cell office:value-type="float" office:value="168839333">
            <text:p>168839333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office:value-type="string">
            <text:p>2013-03-08</text:p>
          </table:table-cell>
          <table:table-cell office:value-type="float" office:value="14605583678">
            <text:p>146055836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82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071">
            <text:p>648071</text:p>
          </table:table-cell>
          <table:table-cell office:value-type="float" office:value="131426776">
            <text:p>131426776</text:p>
          </table:table-cell>
          <table:table-cell office:value-type="string">
            <text:p>2012-07-26</text:p>
          </table:table-cell>
          <table:table-cell office:value-type="string">
            <text:p>S</text:p>
          </table:table-cell>
          <table:table-cell office:value-type="string">
            <text:p>2012-07-13</text:p>
          </table:table-cell>
          <table:table-cell office:value-type="float" office:value="57397637475">
            <text:p>573976374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85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456">
            <text:p>550456</text:p>
          </table:table-cell>
          <table:table-cell office:value-type="float" office:value="82524559">
            <text:p>82524559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56870530947">
            <text:p>568705309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86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7453">
            <text:p>16667453</text:p>
          </table:table-cell>
          <table:table-cell office:value-type="float" office:value="189975909">
            <text:p>189975909</text:p>
          </table:table-cell>
          <table:table-cell office:value-type="string">
            <text:p>2013-07-28</text:p>
          </table:table-cell>
          <table:table-cell office:value-type="string">
            <text:p>S</text:p>
          </table:table-cell>
          <table:table-cell office:value-type="string">
            <text:p>2013-07-11</text:p>
          </table:table-cell>
          <table:table-cell office:value-type="float" office:value="673039772357">
            <text:p>6730397723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86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8951">
            <text:p>718951</text:p>
          </table:table-cell>
          <table:table-cell office:value-type="float" office:value="151113921">
            <text:p>151113921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99661972710">
            <text:p>996619727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8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5271">
            <text:p>7525271</text:p>
          </table:table-cell>
          <table:table-cell office:value-type="float" office:value="90707053">
            <text:p>90707053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5</text:p>
          </table:table-cell>
          <table:table-cell office:value-type="float" office:value="88414225981">
            <text:p>884142259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87 ( &lt;40 U/L</text:p>
          </table:table-cell>
          <table:table-cell office:value-type="string">
            <text:p><text:s/>) veidi üle normi</text:p>
          </table:table-cell>
          <table:table-cell office:value-type="string">
            <text:p>ASAT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66">
            <text:p>5166</text:p>
          </table:table-cell>
          <table:table-cell office:value-type="float" office:value="95616174">
            <text:p>95616174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17</text:p>
          </table:table-cell>
          <table:table-cell office:value-type="float" office:value="72976420473">
            <text:p>729764204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88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4585">
            <text:p>23404585</text:p>
          </table:table-cell>
          <table:table-cell office:value-type="float" office:value="161119202">
            <text:p>161119202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84231861722">
            <text:p>84231861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Amülaas 98 ( 28 . 100 U/L ) ASAT 92 ( &lt;32 U/L</text:p>
          </table:table-cell>
          <table:table-cell office:value-type="string">
            <text:p>ASAT 92 ( &lt;32 U/L</text:p>
          </table:table-cell>
          <table:table-cell office:value-type="string">
            <text:p><text:s/>) Bilirubiin 15 ( &lt;21 µmol/L ) </text:p>
          </table:table-cell>
          <table:table-cell office:value-type="string">
            <text:p>ASAT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3103">
            <text:p>16733103</text:p>
          </table:table-cell>
          <table:table-cell office:value-type="float" office:value="157572082">
            <text:p>157572082</text:p>
          </table:table-cell>
          <table:table-cell office:value-type="string">
            <text:p>2013-01-09</text:p>
          </table:table-cell>
          <table:table-cell office:value-type="string">
            <text:p>S</text:p>
          </table:table-cell>
          <table:table-cell office:value-type="string">
            <text:p>2013-01-03</text:p>
          </table:table-cell>
          <table:table-cell office:value-type="float" office:value="673030335247">
            <text:p>6730303352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9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4676">
            <text:p>16234676</text:p>
          </table:table-cell>
          <table:table-cell office:value-type="float" office:value="189813901">
            <text:p>189813901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2013-07-16</text:p>
          </table:table-cell>
          <table:table-cell office:value-type="float" office:value="87920318850">
            <text:p>879203188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95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6864">
            <text:p>16656864</text:p>
          </table:table-cell>
          <table:table-cell office:value-type="float" office:value="168839333">
            <text:p>168839333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office:value-type="string">
            <text:p>2013-03-12</text:p>
          </table:table-cell>
          <table:table-cell office:value-type="float" office:value="14605583678">
            <text:p>146055836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95 ( &lt;32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97347">
            <text:p>23497347</text:p>
          </table:table-cell>
          <table:table-cell office:value-type="float" office:value="210857503">
            <text:p>210857503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547086958">
            <text:p>675470869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 aug 2013 : ASAT 104.8</text:p>
          </table:table-cell>
          <table:table-cell office:value-type="string">
            <text:p>ASAT 104.8</text:p>
          </table:table-cell>
          <table:table-cell office:value-type="string">
            <text:p><text:s/>, ALAT 55,9 .</text:p>
          </table:table-cell>
          <table:table-cell office:value-type="string">
            <text:p>ASAT</text:p>
          </table:table-cell>
          <table:table-cell office:value-type="float" office:value="104.8">
            <text:p>10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1013">
            <text:p>5111013</text:p>
          </table:table-cell>
          <table:table-cell office:value-type="float" office:value="148475085">
            <text:p>148475085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9354861075">
            <text:p>593548610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06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61541">
            <text:p>23861541</text:p>
          </table:table-cell>
          <table:table-cell office:value-type="float" office:value="204655088">
            <text:p>20465508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98974353413">
            <text:p>98974353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07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40213">
            <text:p>15840213</text:p>
          </table:table-cell>
          <table:table-cell office:value-type="float" office:value="202796124">
            <text:p>202796124</text:p>
          </table:table-cell>
          <table:table-cell office:value-type="string">
            <text:p>2013-10-13</text:p>
          </table:table-cell>
          <table:table-cell office:value-type="string">
            <text:p>S</text:p>
          </table:table-cell>
          <table:table-cell office:value-type="string">
            <text:p>2013-10-11</text:p>
          </table:table-cell>
          <table:table-cell office:value-type="float" office:value="90442999137">
            <text:p>904429991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07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7044">
            <text:p>10167044</text:p>
          </table:table-cell>
          <table:table-cell office:value-type="float" office:value="183754974">
            <text:p>183754974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112161809">
            <text:p>911121618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märgatav tõus ALAT 323-&gt; 292 ; ASAT 112</text:p>
          </table:table-cell>
          <table:table-cell office:value-type="string">
            <text:p>ASAT 112</text:p>
          </table:table-cell>
          <table:table-cell office:value-type="string">
            <text:p>-&gt; 89 ; GGT 108 -&gt; 104 .</text:p>
          </table:table-cell>
          <table:table-cell office:value-type="string">
            <text:p>ASAT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582">
            <text:p>492582</text:p>
          </table:table-cell>
          <table:table-cell office:value-type="float" office:value="131456248">
            <text:p>131456248</text:p>
          </table:table-cell>
          <table:table-cell office:value-type="string">
            <text:p>2012-07-16</text:p>
          </table:table-cell>
          <table:table-cell office:value-type="string">
            <text:p>S</text:p>
          </table:table-cell>
          <table:table-cell office:value-type="string">
            <text:p>2012-06-26</text:p>
          </table:table-cell>
          <table:table-cell office:value-type="float" office:value="68043899262">
            <text:p>680438992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ALAT 60 ( &lt;41 U/L ) S , P-ASAT 119 ( &lt;40 U/L</text:p>
          </table:table-cell>
          <table:table-cell office:value-type="string">
            <text:p>S , P-ASAT 119 ( &lt;40 U/L</text:p>
          </table:table-cell>
          <table:table-cell office:value-type="string">
            <text:p><text:s/>) S , P-Bilirubiin 7 ( &lt;21 µmol</text:p>
          </table:table-cell>
          <table:table-cell office:value-type="string">
            <text:p>S , P-ASAT</text:p>
          </table:table-cell>
          <table:table-cell office:value-type="float" office:value="119">
            <text:p>119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46905">
            <text:p>24746905</text:p>
          </table:table-cell>
          <table:table-cell office:value-type="float" office:value="216222089">
            <text:p>216222089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97842331794">
            <text:p>978423317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22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9692">
            <text:p>779692</text:p>
          </table:table-cell>
          <table:table-cell office:value-type="float" office:value="79916202">
            <text:p>79916202</text:p>
          </table:table-cell>
          <table:table-cell office:value-type="string">
            <text:p>2012-01-04</text:p>
          </table:table-cell>
          <table:table-cell office:value-type="string">
            <text:p>S</text:p>
          </table:table-cell>
          <table:table-cell office:value-type="string">
            <text:p>2011-12-28</text:p>
          </table:table-cell>
          <table:table-cell office:value-type="float" office:value="44645725327">
            <text:p>446457253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23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40041">
            <text:p>17040041</text:p>
          </table:table-cell>
          <table:table-cell office:value-type="float" office:value="191502230">
            <text:p>191502230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673030428618">
            <text:p>673030428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8.07.201315 : 30 : ASAT 127 U/L</text:p>
          </table:table-cell>
          <table:table-cell office:value-type="string">
            <text:p>ASAT 127 U/L</text:p>
          </table:table-cell>
          <table:table-cell/>
          <table:table-cell office:value-type="string">
            <text:p>ASAT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470">
            <text:p>81470</text:p>
          </table:table-cell>
          <table:table-cell office:value-type="float" office:value="95673580">
            <text:p>95673580</text:p>
          </table:table-cell>
          <table:table-cell office:value-type="string">
            <text:p>2012-05-03</text:p>
          </table:table-cell>
          <table:table-cell office:value-type="string">
            <text:p>S</text:p>
          </table:table-cell>
          <table:table-cell office:value-type="string">
            <text:p>2012-04-03</text:p>
          </table:table-cell>
          <table:table-cell office:value-type="float" office:value="63803926841">
            <text:p>638039268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27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27">
            <text:p>127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2145">
            <text:p>16732145</text:p>
          </table:table-cell>
          <table:table-cell office:value-type="float" office:value="212765615">
            <text:p>212765615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86647773205">
            <text:p>866477732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6 U/L ) , ALP 66 ( &lt;390 U/L ) , ASAT 128</text:p>
          </table:table-cell>
          <table:table-cell office:value-type="string">
            <text:p>ASAT 128</text:p>
          </table:table-cell>
          <table:table-cell office:value-type="string">
            <text:p><text:s/>↑ ( &lt;33 U/L ) , Bilirubiin 293 </text:p>
          </table:table-cell>
          <table:table-cell office:value-type="string">
            <text:p>ASAT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110">
            <text:p>655110</text:p>
          </table:table-cell>
          <table:table-cell office:value-type="float" office:value="90031826">
            <text:p>90031826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2012-03-20</text:p>
          </table:table-cell>
          <table:table-cell office:value-type="float" office:value="80628699106">
            <text:p>806286991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3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30">
            <text:p>13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9556">
            <text:p>16399556</text:p>
          </table:table-cell>
          <table:table-cell office:value-type="float" office:value="206903598">
            <text:p>206903598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48826412377">
            <text:p>488264123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30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0000">
            <text:p>16410000</text:p>
          </table:table-cell>
          <table:table-cell office:value-type="float" office:value="207724363">
            <text:p>207724363</text:p>
          </table:table-cell>
          <table:table-cell office:value-type="string">
            <text:p>2013-11-07</text:p>
          </table:table-cell>
          <table:table-cell office:value-type="string">
            <text:p>S</text:p>
          </table:table-cell>
          <table:table-cell office:value-type="string">
            <text:p>2013-10-19</text:p>
          </table:table-cell>
          <table:table-cell office:value-type="float" office:value="673045891149">
            <text:p>6730458911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31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4901">
            <text:p>19244901</text:p>
          </table:table-cell>
          <table:table-cell office:value-type="float" office:value="165774605">
            <text:p>165774605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788169306">
            <text:p>107881693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funktsiooni näitajad tõusnud , ASAT 136</text:p>
          </table:table-cell>
          <table:table-cell office:value-type="string">
            <text:p>ASAT 136</text:p>
          </table:table-cell>
          <table:table-cell office:value-type="string">
            <text:p>/ALAT 73 U/l Fe 4,4 , CRV 44 g/l</text:p>
          </table:table-cell>
          <table:table-cell office:value-type="string">
            <text:p>ASAT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5552">
            <text:p>785552</text:p>
          </table:table-cell>
          <table:table-cell office:value-type="float" office:value="80961755">
            <text:p>80961755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54054712391">
            <text:p>540547123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47 ( &lt;32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47">
            <text:p>147</text:p>
          </table:table-cell>
          <table:table-cell office:value-type="string">
            <text:p>NULL</text:p>
          </table:table-cell>
          <table:table-cell office:value-type="float" office:value="32">
            <text:p>3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4234">
            <text:p>16414234</text:p>
          </table:table-cell>
          <table:table-cell office:value-type="float" office:value="196633669">
            <text:p>196633669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2013-08-28</text:p>
          </table:table-cell>
          <table:table-cell office:value-type="float" office:value="673035532470">
            <text:p>6730355324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51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3274">
            <text:p>2473274</text:p>
          </table:table-cell>
          <table:table-cell office:value-type="float" office:value="133000329">
            <text:p>133000329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26748028501">
            <text:p>267480285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0.08.2012 ASAT 155</text:p>
          </table:table-cell>
          <table:table-cell office:value-type="string">
            <text:p>ASAT 155</text:p>
          </table:table-cell>
          <table:table-cell office:value-type="string">
            <text:p><text:s/>U/l &lt;=38</text:p>
          </table:table-cell>
          <table:table-cell office:value-type="string">
            <text:p>ASAT</text:p>
          </table:table-cell>
          <table:table-cell office:value-type="float" office:value="155">
            <text:p>1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7488">
            <text:p>457488</text:p>
          </table:table-cell>
          <table:table-cell office:value-type="float" office:value="81639757">
            <text:p>81639757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41818733713">
            <text:p>418187337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162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162">
            <text:p>162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3935">
            <text:p>16923935</text:p>
          </table:table-cell>
          <table:table-cell office:value-type="float" office:value="210968353">
            <text:p>210968353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2013-11-07</text:p>
          </table:table-cell>
          <table:table-cell office:value-type="float" office:value="50285849472">
            <text:p>502858494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83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83">
            <text:p>1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8814">
            <text:p>16308814</text:p>
          </table:table-cell>
          <table:table-cell office:value-type="float" office:value="201803764">
            <text:p>201803764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office:value-type="string">
            <text:p>2013-09-03</text:p>
          </table:table-cell>
          <table:table-cell office:value-type="float" office:value="673032967036">
            <text:p>6730329670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89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89">
            <text:p>1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1899">
            <text:p>16551899</text:p>
          </table:table-cell>
          <table:table-cell office:value-type="float" office:value="203346674">
            <text:p>203346674</text:p>
          </table:table-cell>
          <table:table-cell office:value-type="string">
            <text:p>2013-10-16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73494552189">
            <text:p>734945521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198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198">
            <text:p>1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1158">
            <text:p>17921158</text:p>
          </table:table-cell>
          <table:table-cell office:value-type="float" office:value="205080317">
            <text:p>20508031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673041747407">
            <text:p>6730417474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4.10.201310 : 44 : ASAT 211 U/L</text:p>
          </table:table-cell>
          <table:table-cell office:value-type="string">
            <text:p>ASAT 211 U/L</text:p>
          </table:table-cell>
          <table:table-cell office:value-type="string">
            <text:p><text:s/>[ norm .. - 32 ]</text:p>
          </table:table-cell>
          <table:table-cell office:value-type="string">
            <text:p>ASAT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8205">
            <text:p>6858205</text:p>
          </table:table-cell>
          <table:table-cell office:value-type="float" office:value="152458859">
            <text:p>152458859</text:p>
          </table:table-cell>
          <table:table-cell office:value-type="string">
            <text:p>2012-12-04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23492661327">
            <text:p>2349266132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20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20">
            <text:p>220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71191">
            <text:p>6371191</text:p>
          </table:table-cell>
          <table:table-cell office:value-type="float" office:value="90031826">
            <text:p>90031826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2012-02-20</text:p>
          </table:table-cell>
          <table:table-cell office:value-type="float" office:value="80628699106">
            <text:p>8062869910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.02.2012 analüüsides ALAT 254 , ASAT 221</text:p>
          </table:table-cell>
          <table:table-cell office:value-type="string">
            <text:p>ASAT 221</text:p>
          </table:table-cell>
          <table:table-cell office:value-type="string">
            <text:p><text:s/>, GGT 323 , ALP normis</text:p>
          </table:table-cell>
          <table:table-cell office:value-type="string">
            <text:p>ASAT</text:p>
          </table:table-cell>
          <table:table-cell office:value-type="float" office:value="221">
            <text:p>2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2365">
            <text:p>16602365</text:p>
          </table:table-cell>
          <table:table-cell office:value-type="float" office:value="200257478">
            <text:p>200257478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9-20</text:p>
          </table:table-cell>
          <table:table-cell office:value-type="float" office:value="55944827806">
            <text:p>559448278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236</text:p>
          </table:table-cell>
          <table:table-cell office:value-type="string">
            <text:p><text:s/>↑ ( &lt;32 U/L )</text:p>
          </table:table-cell>
          <table:table-cell office:value-type="string">
            <text:p>ASAT</text:p>
          </table:table-cell>
          <table:table-cell office:value-type="float" office:value="236">
            <text:p>2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655">
            <text:p>480655</text:p>
          </table:table-cell>
          <table:table-cell office:value-type="float" office:value="86471928">
            <text:p>86471928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2012-03-02</text:p>
          </table:table-cell>
          <table:table-cell office:value-type="float" office:value="70625382777">
            <text:p>706253827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iokeemia ALAT 700 ( &lt;39 U/L ) , ASAT 251 ( &lt;51 U/L</text:p>
          </table:table-cell>
          <table:table-cell office:value-type="string">
            <text:p>ASAT 251 ( &lt;51 U/L</text:p>
          </table:table-cell>
          <table:table-cell office:value-type="string">
            <text:p><text:s/>) , Bilirubiin 44 ( &lt;17 µmol/L </text:p>
          </table:table-cell>
          <table:table-cell office:value-type="string">
            <text:p>ASAT</text:p>
          </table:table-cell>
          <table:table-cell office:value-type="float" office:value="251">
            <text:p>251</text:p>
          </table:table-cell>
          <table:table-cell office:value-type="string">
            <text:p>NULL</text:p>
          </table:table-cell>
          <table:table-cell office:value-type="float" office:value="51">
            <text:p>5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435">
            <text:p>741435</text:p>
          </table:table-cell>
          <table:table-cell office:value-type="float" office:value="149879580">
            <text:p>149879580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16</text:p>
          </table:table-cell>
          <table:table-cell office:value-type="float" office:value="31155084340">
            <text:p>311550843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SAT 291 ( &lt;40 U/L</text:p>
          </table:table-cell>
          <table:table-cell office:value-type="string">
            <text:p><text:s/>)</text:p>
          </table:table-cell>
          <table:table-cell office:value-type="string">
            <text:p>S , P-ASAT</text:p>
          </table:table-cell>
          <table:table-cell office:value-type="float" office:value="291">
            <text:p>291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8584">
            <text:p>16338584</text:p>
          </table:table-cell>
          <table:table-cell office:value-type="float" office:value="164463438">
            <text:p>164463438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2013-02-19</text:p>
          </table:table-cell>
          <table:table-cell office:value-type="float" office:value="673041747375">
            <text:p>6730417473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SAT 424 ( &lt;40 U/L</text:p>
          </table:table-cell>
          <table:table-cell office:value-type="string">
            <text:p><text:s/>)</text:p>
          </table:table-cell>
          <table:table-cell office:value-type="string">
            <text:p>ASAT</text:p>
          </table:table-cell>
          <table:table-cell office:value-type="float" office:value="424">
            <text:p>424</text:p>
          </table:table-cell>
          <table:table-cell office:value-type="string">
            <text:p>NULL</text:p>
          </table:table-cell>
          <table:table-cell office:value-type="float" office:value="40">
            <text:p>4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9313">
            <text:p>10509313</text:p>
          </table:table-cell>
          <table:table-cell office:value-type="float" office:value="215015715">
            <text:p>215015715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27666551356">
            <text:p>276665513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SAT 433</text:p>
          </table:table-cell>
          <table:table-cell office:value-type="string">
            <text:p><text:s/>↑ ( &lt;40 U/L )</text:p>
          </table:table-cell>
          <table:table-cell office:value-type="string">
            <text:p>ASAT</text:p>
          </table:table-cell>
          <table:table-cell office:value-type="float" office:value="433">
            <text:p>4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5533">
            <text:p>15955533</text:p>
          </table:table-cell>
          <table:table-cell office:value-type="float" office:value="202129960">
            <text:p>202129960</text:p>
          </table:table-cell>
          <table:table-cell office:value-type="string">
            <text:p>2013-10-09</text:p>
          </table:table-cell>
          <table:table-cell office:value-type="string">
            <text:p>S</text:p>
          </table:table-cell>
          <table:table-cell office:value-type="string">
            <text:p>2013-10-05</text:p>
          </table:table-cell>
          <table:table-cell office:value-type="float" office:value="66042431052">
            <text:p>6604243105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- tsütolüüs ( ALAT 439 U/l , ASAT 572</text:p>
          </table:table-cell>
          <table:table-cell office:value-type="string">
            <text:p>ASAT 572</text:p>
          </table:table-cell>
          <table:table-cell office:value-type="string">
            <text:p><text:s/>U/l )</text:p>
          </table:table-cell>
          <table:table-cell office:value-type="string">
            <text:p>ASAT</text:p>
          </table:table-cell>
          <table:table-cell office:value-type="float" office:value="572">
            <text:p>5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01786">
            <text:p>9501786</text:p>
          </table:table-cell>
          <table:table-cell office:value-type="float" office:value="199748113">
            <text:p>199748113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779550">
            <text:p>67304277955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nool 0,11 g/L ; ALAT 214 U/L ; ASAT 679 U/L</text:p>
          </table:table-cell>
          <table:table-cell office:value-type="string">
            <text:p>ASAT 679 U/L</text:p>
          </table:table-cell>
          <table:table-cell office:value-type="string">
            <text:p><text:s/>; CK &gt; 20000 U/L , Crea 86 umol</text:p>
          </table:table-cell>
          <table:table-cell office:value-type="string">
            <text:p>ASAT</text:p>
          </table:table-cell>
          <table:table-cell office:value-type="float" office:value="679">
            <text:p>67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26588">
            <text:p>8726588</text:p>
          </table:table-cell>
          <table:table-cell office:value-type="float" office:value="137486978">
            <text:p>137486978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23077029133">
            <text:p>230770291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SAT</text:p>
          </table:table-cell>
          <table:table-cell office:value-type="string">
            <text:p>(?P&lt;key&gt;((f)?[Ss]\s*(,\s*(f)?P\s*)?\-?)?(AS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Haiglas ASAT 3778--&gt; 371 , ASAT 2298</text:p>
          </table:table-cell>
          <table:table-cell office:value-type="string">
            <text:p>ASAT 2298</text:p>
          </table:table-cell>
          <table:table-cell office:value-type="string">
            <text:p>--&gt; 37 , GGt 135 ja PPT madal</text:p>
          </table:table-cell>
          <table:table-cell office:value-type="string">
            <text:p>ASAT</text:p>
          </table:table-cell>
          <table:table-cell office:value-type="float" office:value="2298">
            <text:p>22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7:13:04.62</dc:date>
    <meta:document-statistic meta:table-count="1" meta:cell-count="14979" meta:object-count="0"/>
    <meta:generator>LibreOffice/4.0.0.3$Windows_x86 LibreOffice_project/7545bee9c2a0782548772a21bc84a9dcc583b89</meta:generator>
  </office:meta>
</office:document-meta>
</file>